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100.09pt"/>
    </style:style>
    <style:style style:name="co4" style:family="table-column">
      <style:table-column-properties fo:break-before="auto" style:column-width="37.64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81.41pt"/>
    </style:style>
    <style:style style:name="co11" style:family="table-column">
      <style:table-column-properties fo:break-before="auto" style:column-width="121.21pt"/>
    </style:style>
    <style:style style:name="co12" style:family="table-column">
      <style:table-column-properties fo:break-before="auto" style:column-width="115.06pt"/>
    </style:style>
    <style:style style:name="co14" style:family="table-column">
      <style:table-column-properties fo:break-before="auto" style:column-width="64.01pt"/>
    </style:style>
    <style:style style:name="ro4" style:family="table-row">
      <style:table-row-properties style:row-height="54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5.45pt" fo:break-before="auto" style:use-optimal-row-height="fals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fo:wrap-option="wrap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37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37"/>
    <style:style style:name="ce7" style:family="table-cell" style:parent-style-name="Default" style:data-style-name="N137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61"/>
    <style:style style:name="ce10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erealBox" table:style-name="ta1">
        <table:shapes>
          <draw:frame draw:z-index="0" draw:style-name="gr1" draw:text-style-name="P1" svg:width="720pt" svg:height="432pt" svg:x="699.17pt" svg:y="9.75pt">
            <loext:p draw:notify-on-update-of-ranges="height_cerealBox.B1:height_cerealBox.B1 height_cerealBox.B2:height_cerealBox.B101 height_cerealBox.J2:height_cerealBox.J2 height_cerealBox.J3:height_cerealBox.J101 height_cerealBox.I2:height_cerealBox.I2 height_cerealBox.I3:height_cerealBox.I101 height_cerealBox.C1:height_cerealBox.C1 height_cerealBox.C2:height_cerealBox.C101 height_cerealBox.D1:height_cerealBox.D1 height_cerealBox.D2:height_cerealBox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/>
          <table:table-cell table:style-name="ce4" office:value-type="string" calcext:value-type="string">
            <text:p>Algoritmo actual</text:p>
          </table:table-cell>
          <table:table-cell table:style-name="ce4" office:value-type="string" calcext:value-type="string">
            <text:p>Algoritmo previo</text:p>
          </table:table-cell>
          <table:table-cell table:style-name="ce10" office:value-type="string" calcext:value-type="string">
            <text:p>Ideal</text:p>
          </table:table-cell>
          <table:table-cell table:style-name="ce3" table:number-columns-repeated="2"/>
          <table:table-cell table:number-columns-repeated="2"/>
          <table:table-cell table:style-name="ce12" office:value-type="string" calcext:value-type="string" table:number-columns-spanned="2" table:number-rows-spanned="1">
            <text:p>MEDIA</text:p>
          </table:table-cell>
          <table:covered-table-cell table:style-name="ce3"/>
          <table:table-cell table:style-name="ce10" office:value-type="string" calcext:value-type="string">
            <text:p>Error Medio Cuadrático algoritmo actual</text:p>
          </table:table-cell>
          <table:table-cell table:style-name="ce10" office:value-type="string" calcext:value-type="string">
            <text:p>Error Medio Cuadrático algoritmo previo</text:p>
          </table:table-cell>
        </table:table-row>
        <table:table-row table:style-name="ro6">
          <table:table-cell/>
          <table:table-cell office:value-type="float" office:value="0.255516" calcext:value-type="float">
            <text:p>0.25551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7" calcext:value-type="float">
            <text:p>0.27</text:p>
          </table:table-cell>
          <table:table-cell table:formula="of:=[.D2]-[.B2]" office:value-type="float" office:value="0.0144840000000001" calcext:value-type="float">
            <text:p>0.014484</text:p>
          </table:table-cell>
          <table:table-cell table:formula="of:=[.D2]-[.C2]" office:value-type="float" office:value="0.038231" calcext:value-type="float">
            <text:p>0.038231</text:p>
          </table:table-cell>
          <table:table-cell table:formula="of:=([.D2]-[.B2])*([.D2]-[.B2])" office:value-type="float" office:value="0.000209786256000002" calcext:value-type="float">
            <text:p>0.0002097863</text:p>
          </table:table-cell>
          <table:table-cell table:formula="of:=([.C2]-[.D2])*([.C2]-[.D2])" office:value-type="float" office:value="0.001461609361" calcext:value-type="float">
            <text:p>0.0014616094</text:p>
          </table:table-cell>
          <table:table-cell table:style-name="ce3" office:value-type="string" calcext:value-type="string">
            <text:p>Media (Algoritmo actual)</text:p>
          </table:table-cell>
          <table:table-cell table:style-name="ce3" office:value-type="string" calcext:value-type="string">
            <text:p>Media (Algoritmo previo)</text:p>
          </table:table-cell>
          <table:table-cell table:formula="of:=([.D2]-[.B2])*([.D2]-[.B2])" office:value-type="float" office:value="0.000209786256000002" calcext:value-type="float">
            <text:p>0.0002097863</text:p>
          </table:table-cell>
          <table:table-cell table:formula="of:=([.D2]-[.C2])*([.D2]-[.C2])" office:value-type="float" office:value="0.001461609361" calcext:value-type="float">
            <text:p>0.0014616094</text:p>
          </table:table-cell>
        </table:table-row>
        <table:table-row table:style-name="ro6">
          <table:table-cell/>
          <table:table-cell office:value-type="float" office:value="0.25728" calcext:value-type="float">
            <text:p>0.257280</text:p>
          </table:table-cell>
          <table:table-cell office:value-type="float" office:value="0.231774" calcext:value-type="float">
            <text:p>0.231774</text:p>
          </table:table-cell>
          <table:table-cell table:formula="of:=[.D2]" office:value-type="float" office:value="0.27" calcext:value-type="float">
            <text:p>0.27</text:p>
          </table:table-cell>
          <table:table-cell table:formula="of:=[.D3]-[.B3]" office:value-type="float" office:value="0.01272" calcext:value-type="float">
            <text:p>0.01272</text:p>
          </table:table-cell>
          <table:table-cell table:formula="of:=[.D3]-[.C3]" office:value-type="float" office:value="0.038226" calcext:value-type="float">
            <text:p>0.038226</text:p>
          </table:table-cell>
          <table:table-cell table:formula="of:=([.D3]-[.B3])*([.D3]-[.B3])" office:value-type="float" office:value="0.0001617984" calcext:value-type="float">
            <text:p>0.0001617984</text:p>
          </table:table-cell>
          <table:table-cell table:formula="of:=([.C3]-[.D3])*([.C3]-[.D3])" office:value-type="float" office:value="0.001461227076" calcext:value-type="float">
            <text:p>0.001461227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]-[.B3])*([.D3]-[.B3])" office:value-type="float" office:value="0.0001617984" calcext:value-type="float">
            <text:p>0.0001617984</text:p>
          </table:table-cell>
          <table:table-cell table:formula="of:=([.D3]-[.C3])*([.D3]-[.C3])" office:value-type="float" office:value="0.001461227076" calcext:value-type="float">
            <text:p>0.0014612271</text:p>
          </table:table-cell>
        </table:table-row>
        <table:table-row table:style-name="ro6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3]" office:value-type="float" office:value="0.27" calcext:value-type="float">
            <text:p>0.27</text:p>
          </table:table-cell>
          <table:table-cell table:formula="of:=[.D4]-[.B4]" office:value-type="float" office:value="0.0156540000000001" calcext:value-type="float">
            <text:p>0.015654</text:p>
          </table:table-cell>
          <table:table-cell table:formula="of:=[.D4]-[.C4]" office:value-type="float" office:value="0.038237" calcext:value-type="float">
            <text:p>0.038237</text:p>
          </table:table-cell>
          <table:table-cell table:formula="of:=([.D4]-[.B4])*([.D4]-[.B4])" office:value-type="float" office:value="0.000245047716000002" calcext:value-type="float">
            <text:p>0.0002450477</text:p>
          </table:table-cell>
          <table:table-cell table:formula="of:=([.C4]-[.D4])*([.C4]-[.D4])" office:value-type="float" office:value="0.001462068169" calcext:value-type="float">
            <text:p>0.001462068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]-[.B4])*([.D4]-[.B4])" office:value-type="float" office:value="0.000245047716000002" calcext:value-type="float">
            <text:p>0.0002450477</text:p>
          </table:table-cell>
          <table:table-cell table:formula="of:=([.D4]-[.C4])*([.D4]-[.C4])" office:value-type="float" office:value="0.001462068169" calcext:value-type="float">
            <text:p>0.0014620682</text:p>
          </table:table-cell>
        </table:table-row>
        <table:table-row table:style-name="ro6">
          <table:table-cell/>
          <table:table-cell office:value-type="float" office:value="0.254982" calcext:value-type="float">
            <text:p>0.254982</text:p>
          </table:table-cell>
          <table:table-cell office:value-type="float" office:value="0.231783" calcext:value-type="float">
            <text:p>0.231783</text:p>
          </table:table-cell>
          <table:table-cell table:formula="of:=[.D4]" office:value-type="float" office:value="0.27" calcext:value-type="float">
            <text:p>0.27</text:p>
          </table:table-cell>
          <table:table-cell table:formula="of:=[.D5]-[.B5]" office:value-type="float" office:value="0.015018" calcext:value-type="float">
            <text:p>0.015018</text:p>
          </table:table-cell>
          <table:table-cell table:formula="of:=[.D5]-[.C5]" office:value-type="float" office:value="0.038217" calcext:value-type="float">
            <text:p>0.038217</text:p>
          </table:table-cell>
          <table:table-cell table:formula="of:=([.D5]-[.B5])*([.D5]-[.B5])" office:value-type="float" office:value="0.000225540324000001" calcext:value-type="float">
            <text:p>0.0002255403</text:p>
          </table:table-cell>
          <table:table-cell table:formula="of:=([.C5]-[.D5])*([.C5]-[.D5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]-[.B5])*([.D5]-[.B5])" office:value-type="float" office:value="0.000225540324000001" calcext:value-type="float">
            <text:p>0.0002255403</text:p>
          </table:table-cell>
          <table:table-cell table:formula="of:=([.D5]-[.C5])*([.D5]-[.C5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2913" calcext:value-type="float">
            <text:p>0.252913</text:p>
          </table:table-cell>
          <table:table-cell office:value-type="float" office:value="0.231767" calcext:value-type="float">
            <text:p>0.231767</text:p>
          </table:table-cell>
          <table:table-cell table:formula="of:=[.D5]" office:value-type="float" office:value="0.27" calcext:value-type="float">
            <text:p>0.27</text:p>
          </table:table-cell>
          <table:table-cell table:formula="of:=[.D6]-[.B6]" office:value-type="float" office:value="0.017087" calcext:value-type="float">
            <text:p>0.017087</text:p>
          </table:table-cell>
          <table:table-cell table:formula="of:=[.D6]-[.C6]" office:value-type="float" office:value="0.038233" calcext:value-type="float">
            <text:p>0.038233</text:p>
          </table:table-cell>
          <table:table-cell table:formula="of:=([.D6]-[.B6])*([.D6]-[.B6])" office:value-type="float" office:value="0.000291965569000001" calcext:value-type="float">
            <text:p>0.0002919656</text:p>
          </table:table-cell>
          <table:table-cell table:formula="of:=([.C6]-[.D6])*([.C6]-[.D6])" office:value-type="float" office:value="0.001461762289" calcext:value-type="float">
            <text:p>0.0014617623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]-[.B6])*([.D6]-[.B6])" office:value-type="float" office:value="0.000291965569000001" calcext:value-type="float">
            <text:p>0.0002919656</text:p>
          </table:table-cell>
          <table:table-cell table:formula="of:=([.D6]-[.C6])*([.D6]-[.C6])" office:value-type="float" office:value="0.001461762289" calcext:value-type="float">
            <text:p>0.0014617623</text:p>
          </table:table-cell>
        </table:table-row>
        <table:table-row table:style-name="ro6">
          <table:table-cell/>
          <table:table-cell office:value-type="float" office:value="0.253789" calcext:value-type="float">
            <text:p>0.253789</text:p>
          </table:table-cell>
          <table:table-cell office:value-type="float" office:value="0.231766" calcext:value-type="float">
            <text:p>0.231766</text:p>
          </table:table-cell>
          <table:table-cell table:formula="of:=[.D6]" office:value-type="float" office:value="0.27" calcext:value-type="float">
            <text:p>0.27</text:p>
          </table:table-cell>
          <table:table-cell table:formula="of:=[.D7]-[.B7]" office:value-type="float" office:value="0.016211" calcext:value-type="float">
            <text:p>0.016211</text:p>
          </table:table-cell>
          <table:table-cell table:formula="of:=[.D7]-[.C7]" office:value-type="float" office:value="0.038234" calcext:value-type="float">
            <text:p>0.038234</text:p>
          </table:table-cell>
          <table:table-cell table:formula="of:=([.D7]-[.B7])*([.D7]-[.B7])" office:value-type="float" office:value="0.000262796521000001" calcext:value-type="float">
            <text:p>0.0002627965</text:p>
          </table:table-cell>
          <table:table-cell table:formula="of:=([.C7]-[.D7])*([.C7]-[.D7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]-[.B7])*([.D7]-[.B7])" office:value-type="float" office:value="0.000262796521000001" calcext:value-type="float">
            <text:p>0.0002627965</text:p>
          </table:table-cell>
          <table:table-cell table:formula="of:=([.D7]-[.C7])*([.D7]-[.C7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7]" office:value-type="float" office:value="0.27" calcext:value-type="float">
            <text:p>0.27</text:p>
          </table:table-cell>
          <table:table-cell table:formula="of:=[.D8]-[.B8]" office:value-type="float" office:value="0.0167" calcext:value-type="float">
            <text:p>0.0167</text:p>
          </table:table-cell>
          <table:table-cell table:formula="of:=[.D8]-[.C8]" office:value-type="float" office:value="0.03822" calcext:value-type="float">
            <text:p>0.03822</text:p>
          </table:table-cell>
          <table:table-cell table:formula="of:=([.D8]-[.B8])*([.D8]-[.B8])" office:value-type="float" office:value="0.00027889" calcext:value-type="float">
            <text:p>0.00027889</text:p>
          </table:table-cell>
          <table:table-cell table:formula="of:=([.C8]-[.D8])*([.C8]-[.D8])" office:value-type="float" office:value="0.0014607684" calcext:value-type="float">
            <text:p>0.001460768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]-[.B8])*([.D8]-[.B8])" office:value-type="float" office:value="0.00027889" calcext:value-type="float">
            <text:p>0.00027889</text:p>
          </table:table-cell>
          <table:table-cell table:formula="of:=([.D8]-[.C8])*([.D8]-[.C8])" office:value-type="float" office:value="0.0014607684" calcext:value-type="float">
            <text:p>0.0014607684</text:p>
          </table:table-cell>
        </table:table-row>
        <table:table-row table:style-name="ro6">
          <table:table-cell/>
          <table:table-cell office:value-type="float" office:value="0.255534" calcext:value-type="float">
            <text:p>0.255534</text:p>
          </table:table-cell>
          <table:table-cell office:value-type="float" office:value="0.231764" calcext:value-type="float">
            <text:p>0.231764</text:p>
          </table:table-cell>
          <table:table-cell table:formula="of:=[.D8]" office:value-type="float" office:value="0.27" calcext:value-type="float">
            <text:p>0.27</text:p>
          </table:table-cell>
          <table:table-cell table:formula="of:=[.D9]-[.B9]" office:value-type="float" office:value="0.014466" calcext:value-type="float">
            <text:p>0.014466</text:p>
          </table:table-cell>
          <table:table-cell table:formula="of:=[.D9]-[.C9]" office:value-type="float" office:value="0.038236" calcext:value-type="float">
            <text:p>0.038236</text:p>
          </table:table-cell>
          <table:table-cell table:formula="of:=([.D9]-[.B9])*([.D9]-[.B9])" office:value-type="float" office:value="0.000209265156000001" calcext:value-type="float">
            <text:p>0.0002092652</text:p>
          </table:table-cell>
          <table:table-cell table:formula="of:=([.C9]-[.D9])*([.C9]-[.D9])" office:value-type="float" office:value="0.001461991696" calcext:value-type="float">
            <text:p>0.001461991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]-[.B9])*([.D9]-[.B9])" office:value-type="float" office:value="0.000209265156000001" calcext:value-type="float">
            <text:p>0.0002092652</text:p>
          </table:table-cell>
          <table:table-cell table:formula="of:=([.D9]-[.C9])*([.D9]-[.C9])" office:value-type="float" office:value="0.001461991696" calcext:value-type="float">
            <text:p>0.0014619917</text:p>
          </table:table-cell>
        </table:table-row>
        <table:table-row table:style-name="ro6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9]" office:value-type="float" office:value="0.27" calcext:value-type="float">
            <text:p>0.27</text:p>
          </table:table-cell>
          <table:table-cell table:formula="of:=[.D10]-[.B10]" office:value-type="float" office:value="0.01597" calcext:value-type="float">
            <text:p>0.01597</text:p>
          </table:table-cell>
          <table:table-cell table:formula="of:=[.D10]-[.C10]" office:value-type="float" office:value="0.038216" calcext:value-type="float">
            <text:p>0.038216</text:p>
          </table:table-cell>
          <table:table-cell table:formula="of:=([.D10]-[.B10])*([.D10]-[.B10])" office:value-type="float" office:value="0.000255040899999999" calcext:value-type="float">
            <text:p>0.0002550409</text:p>
          </table:table-cell>
          <table:table-cell table:formula="of:=([.C10]-[.D10])*([.C10]-[.D10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0]-[.B10])*([.D10]-[.B10])" office:value-type="float" office:value="0.000255040899999999" calcext:value-type="float">
            <text:p>0.0002550409</text:p>
          </table:table-cell>
          <table:table-cell table:formula="of:=([.D10]-[.C10])*([.D10]-[.C10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2803" calcext:value-type="float">
            <text:p>0.252803</text:p>
          </table:table-cell>
          <table:table-cell office:value-type="float" office:value="0.231235" calcext:value-type="float">
            <text:p>0.231235</text:p>
          </table:table-cell>
          <table:table-cell table:formula="of:=[.D10]" office:value-type="float" office:value="0.27" calcext:value-type="float">
            <text:p>0.27</text:p>
          </table:table-cell>
          <table:table-cell table:formula="of:=[.D11]-[.B11]" office:value-type="float" office:value="0.017197" calcext:value-type="float">
            <text:p>0.017197</text:p>
          </table:table-cell>
          <table:table-cell table:formula="of:=[.D11]-[.C11]" office:value-type="float" office:value="0.038765" calcext:value-type="float">
            <text:p>0.038765</text:p>
          </table:table-cell>
          <table:table-cell table:formula="of:=([.D11]-[.B11])*([.D11]-[.B11])" office:value-type="float" office:value="0.000295736809000001" calcext:value-type="float">
            <text:p>0.0002957368</text:p>
          </table:table-cell>
          <table:table-cell table:formula="of:=([.C11]-[.D11])*([.C11]-[.D11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1]-[.B11])*([.D11]-[.B11])" office:value-type="float" office:value="0.000295736809000001" calcext:value-type="float">
            <text:p>0.0002957368</text:p>
          </table:table-cell>
          <table:table-cell table:formula="of:=([.D11]-[.C11])*([.D11]-[.C11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4333" calcext:value-type="float">
            <text:p>0.254333</text:p>
          </table:table-cell>
          <table:table-cell office:value-type="float" office:value="0.231785" calcext:value-type="float">
            <text:p>0.231785</text:p>
          </table:table-cell>
          <table:table-cell table:formula="of:=[.D11]" office:value-type="float" office:value="0.27" calcext:value-type="float">
            <text:p>0.27</text:p>
          </table:table-cell>
          <table:table-cell table:formula="of:=[.D12]-[.B12]" office:value-type="float" office:value="0.015667" calcext:value-type="float">
            <text:p>0.015667</text:p>
          </table:table-cell>
          <table:table-cell table:formula="of:=[.D12]-[.C12]" office:value-type="float" office:value="0.038215" calcext:value-type="float">
            <text:p>0.038215</text:p>
          </table:table-cell>
          <table:table-cell table:formula="of:=([.D12]-[.B12])*([.D12]-[.B12])" office:value-type="float" office:value="0.000245454889000001" calcext:value-type="float">
            <text:p>0.0002454549</text:p>
          </table:table-cell>
          <table:table-cell table:formula="of:=([.C12]-[.D12])*([.C12]-[.D12])" office:value-type="float" office:value="0.001460386225" calcext:value-type="float">
            <text:p>0.001460386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2]-[.B12])*([.D12]-[.B12])" office:value-type="float" office:value="0.000245454889000001" calcext:value-type="float">
            <text:p>0.0002454549</text:p>
          </table:table-cell>
          <table:table-cell table:formula="of:=([.D12]-[.C12])*([.D12]-[.C12])" office:value-type="float" office:value="0.001460386225" calcext:value-type="float">
            <text:p>0.0014603862</text:p>
          </table:table-cell>
        </table:table-row>
        <table:table-row table:style-name="ro6">
          <table:table-cell/>
          <table:table-cell office:value-type="float" office:value="0.254102" calcext:value-type="float">
            <text:p>0.254102</text:p>
          </table:table-cell>
          <table:table-cell office:value-type="float" office:value="0.231235" calcext:value-type="float">
            <text:p>0.231235</text:p>
          </table:table-cell>
          <table:table-cell table:formula="of:=[.D12]" office:value-type="float" office:value="0.27" calcext:value-type="float">
            <text:p>0.27</text:p>
          </table:table-cell>
          <table:table-cell table:formula="of:=[.D13]-[.B13]" office:value-type="float" office:value="0.015898" calcext:value-type="float">
            <text:p>0.015898</text:p>
          </table:table-cell>
          <table:table-cell table:formula="of:=[.D13]-[.C13]" office:value-type="float" office:value="0.038765" calcext:value-type="float">
            <text:p>0.038765</text:p>
          </table:table-cell>
          <table:table-cell table:formula="of:=([.D13]-[.B13])*([.D13]-[.B13])" office:value-type="float" office:value="0.000252746404000001" calcext:value-type="float">
            <text:p>0.0002527464</text:p>
          </table:table-cell>
          <table:table-cell table:formula="of:=([.C13]-[.D13])*([.C13]-[.D13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3]-[.B13])*([.D13]-[.B13])" office:value-type="float" office:value="0.000252746404000001" calcext:value-type="float">
            <text:p>0.0002527464</text:p>
          </table:table-cell>
          <table:table-cell table:formula="of:=([.D13]-[.C13])*([.D13]-[.C13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6014" calcext:value-type="float">
            <text:p>0.256014</text:p>
          </table:table-cell>
          <table:table-cell office:value-type="float" office:value="0.231764" calcext:value-type="float">
            <text:p>0.231764</text:p>
          </table:table-cell>
          <table:table-cell table:formula="of:=[.D13]" office:value-type="float" office:value="0.27" calcext:value-type="float">
            <text:p>0.27</text:p>
          </table:table-cell>
          <table:table-cell table:formula="of:=[.D14]-[.B14]" office:value-type="float" office:value="0.0139860000000001" calcext:value-type="float">
            <text:p>0.013986</text:p>
          </table:table-cell>
          <table:table-cell table:formula="of:=[.D14]-[.C14]" office:value-type="float" office:value="0.038236" calcext:value-type="float">
            <text:p>0.038236</text:p>
          </table:table-cell>
          <table:table-cell table:formula="of:=([.D14]-[.B14])*([.D14]-[.B14])" office:value-type="float" office:value="0.000195608196000002" calcext:value-type="float">
            <text:p>0.0001956082</text:p>
          </table:table-cell>
          <table:table-cell table:formula="of:=([.C14]-[.D14])*([.C14]-[.D14])" office:value-type="float" office:value="0.001461991696" calcext:value-type="float">
            <text:p>0.001461991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4]-[.B14])*([.D14]-[.B14])" office:value-type="float" office:value="0.000195608196000002" calcext:value-type="float">
            <text:p>0.0001956082</text:p>
          </table:table-cell>
          <table:table-cell table:formula="of:=([.D14]-[.C14])*([.D14]-[.C14])" office:value-type="float" office:value="0.001461991696" calcext:value-type="float">
            <text:p>0.0014619917</text:p>
          </table:table-cell>
        </table:table-row>
        <table:table-row table:style-name="ro6">
          <table:table-cell/>
          <table:table-cell office:value-type="float" office:value="0.252656" calcext:value-type="float">
            <text:p>0.252656</text:p>
          </table:table-cell>
          <table:table-cell office:value-type="float" office:value="0.231785" calcext:value-type="float">
            <text:p>0.231785</text:p>
          </table:table-cell>
          <table:table-cell table:formula="of:=[.D14]" office:value-type="float" office:value="0.27" calcext:value-type="float">
            <text:p>0.27</text:p>
          </table:table-cell>
          <table:table-cell table:formula="of:=[.D15]-[.B15]" office:value-type="float" office:value="0.017344" calcext:value-type="float">
            <text:p>0.017344</text:p>
          </table:table-cell>
          <table:table-cell table:formula="of:=[.D15]-[.C15]" office:value-type="float" office:value="0.038215" calcext:value-type="float">
            <text:p>0.038215</text:p>
          </table:table-cell>
          <table:table-cell table:formula="of:=([.D15]-[.B15])*([.D15]-[.B15])" office:value-type="float" office:value="0.000300814336000001" calcext:value-type="float">
            <text:p>0.0003008143</text:p>
          </table:table-cell>
          <table:table-cell table:formula="of:=([.C15]-[.D15])*([.C15]-[.D15])" office:value-type="float" office:value="0.001460386225" calcext:value-type="float">
            <text:p>0.001460386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5]-[.B15])*([.D15]-[.B15])" office:value-type="float" office:value="0.000300814336000001" calcext:value-type="float">
            <text:p>0.0003008143</text:p>
          </table:table-cell>
          <table:table-cell table:formula="of:=([.D15]-[.C15])*([.D15]-[.C15])" office:value-type="float" office:value="0.001460386225" calcext:value-type="float">
            <text:p>0.0014603862</text:p>
          </table:table-cell>
        </table:table-row>
        <table:table-row table:style-name="ro6">
          <table:table-cell/>
          <table:table-cell office:value-type="float" office:value="0.254758" calcext:value-type="float">
            <text:p>0.254758</text:p>
          </table:table-cell>
          <table:table-cell office:value-type="float" office:value="0.231238" calcext:value-type="float">
            <text:p>0.231238</text:p>
          </table:table-cell>
          <table:table-cell table:formula="of:=[.D15]" office:value-type="float" office:value="0.27" calcext:value-type="float">
            <text:p>0.27</text:p>
          </table:table-cell>
          <table:table-cell table:formula="of:=[.D16]-[.B16]" office:value-type="float" office:value="0.015242" calcext:value-type="float">
            <text:p>0.015242</text:p>
          </table:table-cell>
          <table:table-cell table:formula="of:=[.D16]-[.C16]" office:value-type="float" office:value="0.038762" calcext:value-type="float">
            <text:p>0.038762</text:p>
          </table:table-cell>
          <table:table-cell table:formula="of:=([.D16]-[.B16])*([.D16]-[.B16])" office:value-type="float" office:value="0.000232318564000001" calcext:value-type="float">
            <text:p>0.0002323186</text:p>
          </table:table-cell>
          <table:table-cell table:formula="of:=([.C16]-[.D16])*([.C16]-[.D16])" office:value-type="float" office:value="0.001502492644" calcext:value-type="float">
            <text:p>0.0015024926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6]-[.B16])*([.D16]-[.B16])" office:value-type="float" office:value="0.000232318564000001" calcext:value-type="float">
            <text:p>0.0002323186</text:p>
          </table:table-cell>
          <table:table-cell table:formula="of:=([.D16]-[.C16])*([.D16]-[.C16])" office:value-type="float" office:value="0.001502492644" calcext:value-type="float">
            <text:p>0.0015024926</text:p>
          </table:table-cell>
        </table:table-row>
        <table:table-row table:style-name="ro6">
          <table:table-cell/>
          <table:table-cell office:value-type="float" office:value="0.254578" calcext:value-type="float">
            <text:p>0.254578</text:p>
          </table:table-cell>
          <table:table-cell office:value-type="float" office:value="0.231782" calcext:value-type="float">
            <text:p>0.231782</text:p>
          </table:table-cell>
          <table:table-cell table:formula="of:=[.D16]" office:value-type="float" office:value="0.27" calcext:value-type="float">
            <text:p>0.27</text:p>
          </table:table-cell>
          <table:table-cell table:formula="of:=[.D17]-[.B17]" office:value-type="float" office:value="0.015422" calcext:value-type="float">
            <text:p>0.015422</text:p>
          </table:table-cell>
          <table:table-cell table:formula="of:=[.D17]-[.C17]" office:value-type="float" office:value="0.038218" calcext:value-type="float">
            <text:p>0.038218</text:p>
          </table:table-cell>
          <table:table-cell table:formula="of:=([.D17]-[.B17])*([.D17]-[.B17])" office:value-type="float" office:value="0.000237838084000001" calcext:value-type="float">
            <text:p>0.0002378381</text:p>
          </table:table-cell>
          <table:table-cell table:formula="of:=([.C17]-[.D17])*([.C17]-[.D17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7]-[.B17])*([.D17]-[.B17])" office:value-type="float" office:value="0.000237838084000001" calcext:value-type="float">
            <text:p>0.0002378381</text:p>
          </table:table-cell>
          <table:table-cell table:formula="of:=([.D17]-[.C17])*([.D17]-[.C17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2842" calcext:value-type="float">
            <text:p>0.252842</text:p>
          </table:table-cell>
          <table:table-cell office:value-type="float" office:value="0.231767" calcext:value-type="float">
            <text:p>0.231767</text:p>
          </table:table-cell>
          <table:table-cell table:formula="of:=[.D17]" office:value-type="float" office:value="0.27" calcext:value-type="float">
            <text:p>0.27</text:p>
          </table:table-cell>
          <table:table-cell table:formula="of:=[.D18]-[.B18]" office:value-type="float" office:value="0.017158" calcext:value-type="float">
            <text:p>0.017158</text:p>
          </table:table-cell>
          <table:table-cell table:formula="of:=[.D18]-[.C18]" office:value-type="float" office:value="0.038233" calcext:value-type="float">
            <text:p>0.038233</text:p>
          </table:table-cell>
          <table:table-cell table:formula="of:=([.D18]-[.B18])*([.D18]-[.B18])" office:value-type="float" office:value="0.000294396964" calcext:value-type="float">
            <text:p>0.000294397</text:p>
          </table:table-cell>
          <table:table-cell table:formula="of:=([.C18]-[.D18])*([.C18]-[.D18])" office:value-type="float" office:value="0.001461762289" calcext:value-type="float">
            <text:p>0.0014617623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8]-[.B18])*([.D18]-[.B18])" office:value-type="float" office:value="0.000294396964" calcext:value-type="float">
            <text:p>0.000294397</text:p>
          </table:table-cell>
          <table:table-cell table:formula="of:=([.D18]-[.C18])*([.D18]-[.C18])" office:value-type="float" office:value="0.001461762289" calcext:value-type="float">
            <text:p>0.0014617623</text:p>
          </table:table-cell>
        </table:table-row>
        <table:table-row table:style-name="ro6">
          <table:table-cell/>
          <table:table-cell office:value-type="float" office:value="0.254324" calcext:value-type="float">
            <text:p>0.254324</text:p>
          </table:table-cell>
          <table:table-cell office:value-type="float" office:value="0.231781" calcext:value-type="float">
            <text:p>0.231781</text:p>
          </table:table-cell>
          <table:table-cell table:formula="of:=[.D18]" office:value-type="float" office:value="0.27" calcext:value-type="float">
            <text:p>0.27</text:p>
          </table:table-cell>
          <table:table-cell table:formula="of:=[.D19]-[.B19]" office:value-type="float" office:value="0.015676" calcext:value-type="float">
            <text:p>0.015676</text:p>
          </table:table-cell>
          <table:table-cell table:formula="of:=[.D19]-[.C19]" office:value-type="float" office:value="0.038219" calcext:value-type="float">
            <text:p>0.038219</text:p>
          </table:table-cell>
          <table:table-cell table:formula="of:=([.D19]-[.B19])*([.D19]-[.B19])" office:value-type="float" office:value="0.000245736976000001" calcext:value-type="float">
            <text:p>0.000245737</text:p>
          </table:table-cell>
          <table:table-cell table:formula="of:=([.C19]-[.D19])*([.C19]-[.D19])" office:value-type="float" office:value="0.001460691961" calcext:value-type="float">
            <text:p>0.00146069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9]-[.B19])*([.D19]-[.B19])" office:value-type="float" office:value="0.000245736976000001" calcext:value-type="float">
            <text:p>0.000245737</text:p>
          </table:table-cell>
          <table:table-cell table:formula="of:=([.D19]-[.C19])*([.D19]-[.C19])" office:value-type="float" office:value="0.001460691961" calcext:value-type="float">
            <text:p>0.001460692</text:p>
          </table:table-cell>
        </table:table-row>
        <table:table-row table:style-name="ro6">
          <table:table-cell/>
          <table:table-cell office:value-type="float" office:value="0.25403" calcext:value-type="float">
            <text:p>0.254030</text:p>
          </table:table-cell>
          <table:table-cell office:value-type="float" office:value="0.231235" calcext:value-type="float">
            <text:p>0.231235</text:p>
          </table:table-cell>
          <table:table-cell table:formula="of:=[.D19]" office:value-type="float" office:value="0.27" calcext:value-type="float">
            <text:p>0.27</text:p>
          </table:table-cell>
          <table:table-cell table:formula="of:=[.D20]-[.B20]" office:value-type="float" office:value="0.01597" calcext:value-type="float">
            <text:p>0.01597</text:p>
          </table:table-cell>
          <table:table-cell table:formula="of:=[.D20]-[.C20]" office:value-type="float" office:value="0.038765" calcext:value-type="float">
            <text:p>0.038765</text:p>
          </table:table-cell>
          <table:table-cell table:formula="of:=([.D20]-[.B20])*([.D20]-[.B20])" office:value-type="float" office:value="0.000255040899999999" calcext:value-type="float">
            <text:p>0.0002550409</text:p>
          </table:table-cell>
          <table:table-cell table:formula="of:=([.C20]-[.D20])*([.C20]-[.D20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0]-[.B20])*([.D20]-[.B20])" office:value-type="float" office:value="0.000255040899999999" calcext:value-type="float">
            <text:p>0.0002550409</text:p>
          </table:table-cell>
          <table:table-cell table:formula="of:=([.D20]-[.C20])*([.D20]-[.C20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4353" calcext:value-type="float">
            <text:p>0.254353</text:p>
          </table:table-cell>
          <table:table-cell office:value-type="float" office:value="0.231784" calcext:value-type="float">
            <text:p>0.231784</text:p>
          </table:table-cell>
          <table:table-cell table:formula="of:=[.D20]" office:value-type="float" office:value="0.27" calcext:value-type="float">
            <text:p>0.27</text:p>
          </table:table-cell>
          <table:table-cell table:formula="of:=[.D21]-[.B21]" office:value-type="float" office:value="0.015647" calcext:value-type="float">
            <text:p>0.015647</text:p>
          </table:table-cell>
          <table:table-cell table:formula="of:=[.D21]-[.C21]" office:value-type="float" office:value="0.038216" calcext:value-type="float">
            <text:p>0.038216</text:p>
          </table:table-cell>
          <table:table-cell table:formula="of:=([.D21]-[.B21])*([.D21]-[.B21])" office:value-type="float" office:value="0.000244828609000001" calcext:value-type="float">
            <text:p>0.0002448286</text:p>
          </table:table-cell>
          <table:table-cell table:formula="of:=([.C21]-[.D21])*([.C21]-[.D21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1]-[.B21])*([.D21]-[.B21])" office:value-type="float" office:value="0.000244828609000001" calcext:value-type="float">
            <text:p>0.0002448286</text:p>
          </table:table-cell>
          <table:table-cell table:formula="of:=([.D21]-[.C21])*([.D21]-[.C21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2651" calcext:value-type="float">
            <text:p>0.252651</text:p>
          </table:table-cell>
          <table:table-cell office:value-type="float" office:value="0.231238" calcext:value-type="float">
            <text:p>0.231238</text:p>
          </table:table-cell>
          <table:table-cell table:formula="of:=[.D21]" office:value-type="float" office:value="0.27" calcext:value-type="float">
            <text:p>0.27</text:p>
          </table:table-cell>
          <table:table-cell table:formula="of:=[.D22]-[.B22]" office:value-type="float" office:value="0.017349" calcext:value-type="float">
            <text:p>0.017349</text:p>
          </table:table-cell>
          <table:table-cell table:formula="of:=[.D22]-[.C22]" office:value-type="float" office:value="0.038762" calcext:value-type="float">
            <text:p>0.038762</text:p>
          </table:table-cell>
          <table:table-cell table:formula="of:=([.D22]-[.B22])*([.D22]-[.B22])" office:value-type="float" office:value="0.000300987801" calcext:value-type="float">
            <text:p>0.0003009878</text:p>
          </table:table-cell>
          <table:table-cell table:formula="of:=([.C22]-[.D22])*([.C22]-[.D22])" office:value-type="float" office:value="0.001502492644" calcext:value-type="float">
            <text:p>0.0015024926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2]-[.B22])*([.D22]-[.B22])" office:value-type="float" office:value="0.000300987801" calcext:value-type="float">
            <text:p>0.0003009878</text:p>
          </table:table-cell>
          <table:table-cell table:formula="of:=([.D22]-[.C22])*([.D22]-[.C22])" office:value-type="float" office:value="0.001502492644" calcext:value-type="float">
            <text:p>0.0015024926</text:p>
          </table:table-cell>
        </table:table-row>
        <table:table-row table:style-name="ro6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8" calcext:value-type="float">
            <text:p>0.231238</text:p>
          </table:table-cell>
          <table:table-cell table:formula="of:=[.D22]" office:value-type="float" office:value="0.27" calcext:value-type="float">
            <text:p>0.27</text:p>
          </table:table-cell>
          <table:table-cell table:formula="of:=[.D23]-[.B23]" office:value-type="float" office:value="0.0150420000000001" calcext:value-type="float">
            <text:p>0.015042</text:p>
          </table:table-cell>
          <table:table-cell table:formula="of:=[.D23]-[.C23]" office:value-type="float" office:value="0.038762" calcext:value-type="float">
            <text:p>0.038762</text:p>
          </table:table-cell>
          <table:table-cell table:formula="of:=([.D23]-[.B23])*([.D23]-[.B23])" office:value-type="float" office:value="0.000226261764000002" calcext:value-type="float">
            <text:p>0.0002262618</text:p>
          </table:table-cell>
          <table:table-cell table:formula="of:=([.C23]-[.D23])*([.C23]-[.D23])" office:value-type="float" office:value="0.001502492644" calcext:value-type="float">
            <text:p>0.0015024926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3]-[.B23])*([.D23]-[.B23])" office:value-type="float" office:value="0.000226261764000002" calcext:value-type="float">
            <text:p>0.0002262618</text:p>
          </table:table-cell>
          <table:table-cell table:formula="of:=([.D23]-[.C23])*([.D23]-[.C23])" office:value-type="float" office:value="0.001502492644" calcext:value-type="float">
            <text:p>0.0015024926</text:p>
          </table:table-cell>
        </table:table-row>
        <table:table-row table:style-name="ro6">
          <table:table-cell/>
          <table:table-cell office:value-type="float" office:value="0.25691" calcext:value-type="float">
            <text:p>0.256910</text:p>
          </table:table-cell>
          <table:table-cell office:value-type="float" office:value="0.231781" calcext:value-type="float">
            <text:p>0.231781</text:p>
          </table:table-cell>
          <table:table-cell table:formula="of:=[.D23]" office:value-type="float" office:value="0.27" calcext:value-type="float">
            <text:p>0.27</text:p>
          </table:table-cell>
          <table:table-cell table:formula="of:=[.D24]-[.B24]" office:value-type="float" office:value="0.01309" calcext:value-type="float">
            <text:p>0.01309</text:p>
          </table:table-cell>
          <table:table-cell table:formula="of:=[.D24]-[.C24]" office:value-type="float" office:value="0.038219" calcext:value-type="float">
            <text:p>0.038219</text:p>
          </table:table-cell>
          <table:table-cell table:formula="of:=([.D24]-[.B24])*([.D24]-[.B24])" office:value-type="float" office:value="0.0001713481" calcext:value-type="float">
            <text:p>0.0001713481</text:p>
          </table:table-cell>
          <table:table-cell table:formula="of:=([.C24]-[.D24])*([.C24]-[.D24])" office:value-type="float" office:value="0.001460691961" calcext:value-type="float">
            <text:p>0.00146069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4]-[.B24])*([.D24]-[.B24])" office:value-type="float" office:value="0.0001713481" calcext:value-type="float">
            <text:p>0.0001713481</text:p>
          </table:table-cell>
          <table:table-cell table:formula="of:=([.D24]-[.C24])*([.D24]-[.C24])" office:value-type="float" office:value="0.001460691961" calcext:value-type="float">
            <text:p>0.001460692</text:p>
          </table:table-cell>
        </table:table-row>
        <table:table-row table:style-name="ro6">
          <table:table-cell/>
          <table:table-cell office:value-type="float" office:value="0.250048" calcext:value-type="float">
            <text:p>0.250048</text:p>
          </table:table-cell>
          <table:table-cell office:value-type="float" office:value="0.231764" calcext:value-type="float">
            <text:p>0.231764</text:p>
          </table:table-cell>
          <table:table-cell table:formula="of:=[.D24]" office:value-type="float" office:value="0.27" calcext:value-type="float">
            <text:p>0.27</text:p>
          </table:table-cell>
          <table:table-cell table:formula="of:=[.D25]-[.B25]" office:value-type="float" office:value="0.019952" calcext:value-type="float">
            <text:p>0.019952</text:p>
          </table:table-cell>
          <table:table-cell table:formula="of:=[.D25]-[.C25]" office:value-type="float" office:value="0.038236" calcext:value-type="float">
            <text:p>0.038236</text:p>
          </table:table-cell>
          <table:table-cell table:formula="of:=([.D25]-[.B25])*([.D25]-[.B25])" office:value-type="float" office:value="0.000398082304000001" calcext:value-type="float">
            <text:p>0.0003980823</text:p>
          </table:table-cell>
          <table:table-cell table:formula="of:=([.C25]-[.D25])*([.C25]-[.D25])" office:value-type="float" office:value="0.001461991696" calcext:value-type="float">
            <text:p>0.001461991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5]-[.B25])*([.D25]-[.B25])" office:value-type="float" office:value="0.000398082304000001" calcext:value-type="float">
            <text:p>0.0003980823</text:p>
          </table:table-cell>
          <table:table-cell table:formula="of:=([.D25]-[.C25])*([.D25]-[.C25])" office:value-type="float" office:value="0.001461991696" calcext:value-type="float">
            <text:p>0.0014619917</text:p>
          </table:table-cell>
        </table:table-row>
        <table:table-row table:style-name="ro6">
          <table:table-cell/>
          <table:table-cell office:value-type="float" office:value="0.254985" calcext:value-type="float">
            <text:p>0.254985</text:p>
          </table:table-cell>
          <table:table-cell office:value-type="float" office:value="0.231784" calcext:value-type="float">
            <text:p>0.231784</text:p>
          </table:table-cell>
          <table:table-cell table:formula="of:=[.D25]" office:value-type="float" office:value="0.27" calcext:value-type="float">
            <text:p>0.27</text:p>
          </table:table-cell>
          <table:table-cell table:formula="of:=[.D26]-[.B26]" office:value-type="float" office:value="0.0150150000000001" calcext:value-type="float">
            <text:p>0.015015</text:p>
          </table:table-cell>
          <table:table-cell table:formula="of:=[.D26]-[.C26]" office:value-type="float" office:value="0.038216" calcext:value-type="float">
            <text:p>0.038216</text:p>
          </table:table-cell>
          <table:table-cell table:formula="of:=([.D26]-[.B26])*([.D26]-[.B26])" office:value-type="float" office:value="0.000225450225000002" calcext:value-type="float">
            <text:p>0.0002254502</text:p>
          </table:table-cell>
          <table:table-cell table:formula="of:=([.C26]-[.D26])*([.C26]-[.D26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6]-[.B26])*([.D26]-[.B26])" office:value-type="float" office:value="0.000225450225000002" calcext:value-type="float">
            <text:p>0.0002254502</text:p>
          </table:table-cell>
          <table:table-cell table:formula="of:=([.D26]-[.C26])*([.D26]-[.C26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5538" calcext:value-type="float">
            <text:p>0.255538</text:p>
          </table:table-cell>
          <table:table-cell office:value-type="float" office:value="0.231776" calcext:value-type="float">
            <text:p>0.231776</text:p>
          </table:table-cell>
          <table:table-cell table:formula="of:=[.D26]" office:value-type="float" office:value="0.27" calcext:value-type="float">
            <text:p>0.27</text:p>
          </table:table-cell>
          <table:table-cell table:formula="of:=[.D27]-[.B27]" office:value-type="float" office:value="0.014462" calcext:value-type="float">
            <text:p>0.014462</text:p>
          </table:table-cell>
          <table:table-cell table:formula="of:=[.D27]-[.C27]" office:value-type="float" office:value="0.038224" calcext:value-type="float">
            <text:p>0.038224</text:p>
          </table:table-cell>
          <table:table-cell table:formula="of:=([.D27]-[.B27])*([.D27]-[.B27])" office:value-type="float" office:value="0.000209149444000001" calcext:value-type="float">
            <text:p>0.0002091494</text:p>
          </table:table-cell>
          <table:table-cell table:formula="of:=([.C27]-[.D27])*([.C27]-[.D27])" office:value-type="float" office:value="0.001461074176" calcext:value-type="float">
            <text:p>0.001461074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7]-[.B27])*([.D27]-[.B27])" office:value-type="float" office:value="0.000209149444000001" calcext:value-type="float">
            <text:p>0.0002091494</text:p>
          </table:table-cell>
          <table:table-cell table:formula="of:=([.D27]-[.C27])*([.D27]-[.C27])" office:value-type="float" office:value="0.001461074176" calcext:value-type="float">
            <text:p>0.0014610742</text:p>
          </table:table-cell>
        </table:table-row>
        <table:table-row table:style-name="ro6">
          <table:table-cell/>
          <table:table-cell office:value-type="float" office:value="0.254978" calcext:value-type="float">
            <text:p>0.254978</text:p>
          </table:table-cell>
          <table:table-cell office:value-type="float" office:value="0.231781" calcext:value-type="float">
            <text:p>0.231781</text:p>
          </table:table-cell>
          <table:table-cell table:formula="of:=[.D27]" office:value-type="float" office:value="0.27" calcext:value-type="float">
            <text:p>0.27</text:p>
          </table:table-cell>
          <table:table-cell table:formula="of:=[.D28]-[.B28]" office:value-type="float" office:value="0.015022" calcext:value-type="float">
            <text:p>0.015022</text:p>
          </table:table-cell>
          <table:table-cell table:formula="of:=[.D28]-[.C28]" office:value-type="float" office:value="0.038219" calcext:value-type="float">
            <text:p>0.038219</text:p>
          </table:table-cell>
          <table:table-cell table:formula="of:=([.D28]-[.B28])*([.D28]-[.B28])" office:value-type="float" office:value="0.000225660484000001" calcext:value-type="float">
            <text:p>0.0002256605</text:p>
          </table:table-cell>
          <table:table-cell table:formula="of:=([.C28]-[.D28])*([.C28]-[.D28])" office:value-type="float" office:value="0.001460691961" calcext:value-type="float">
            <text:p>0.00146069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8]-[.B28])*([.D28]-[.B28])" office:value-type="float" office:value="0.000225660484000001" calcext:value-type="float">
            <text:p>0.0002256605</text:p>
          </table:table-cell>
          <table:table-cell table:formula="of:=([.D28]-[.C28])*([.D28]-[.C28])" office:value-type="float" office:value="0.001460691961" calcext:value-type="float">
            <text:p>0.001460692</text:p>
          </table:table-cell>
        </table:table-row>
        <table:table-row table:style-name="ro6">
          <table:table-cell/>
          <table:table-cell office:value-type="float" office:value="0.253187" calcext:value-type="float">
            <text:p>0.253187</text:p>
          </table:table-cell>
          <table:table-cell office:value-type="float" office:value="0.231766" calcext:value-type="float">
            <text:p>0.231766</text:p>
          </table:table-cell>
          <table:table-cell table:formula="of:=[.D28]" office:value-type="float" office:value="0.27" calcext:value-type="float">
            <text:p>0.27</text:p>
          </table:table-cell>
          <table:table-cell table:formula="of:=[.D29]-[.B29]" office:value-type="float" office:value="0.016813" calcext:value-type="float">
            <text:p>0.016813</text:p>
          </table:table-cell>
          <table:table-cell table:formula="of:=[.D29]-[.C29]" office:value-type="float" office:value="0.038234" calcext:value-type="float">
            <text:p>0.038234</text:p>
          </table:table-cell>
          <table:table-cell table:formula="of:=([.D29]-[.B29])*([.D29]-[.B29])" office:value-type="float" office:value="0.000282676969000001" calcext:value-type="float">
            <text:p>0.000282677</text:p>
          </table:table-cell>
          <table:table-cell table:formula="of:=([.C29]-[.D29])*([.C29]-[.D29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29]-[.B29])*([.D29]-[.B29])" office:value-type="float" office:value="0.000282676969000001" calcext:value-type="float">
            <text:p>0.000282677</text:p>
          </table:table-cell>
          <table:table-cell table:formula="of:=([.D29]-[.C29])*([.D29]-[.C29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1977" calcext:value-type="float">
            <text:p>0.251977</text:p>
          </table:table-cell>
          <table:table-cell office:value-type="float" office:value="0.231763" calcext:value-type="float">
            <text:p>0.231763</text:p>
          </table:table-cell>
          <table:table-cell table:formula="of:=[.D29]" office:value-type="float" office:value="0.27" calcext:value-type="float">
            <text:p>0.27</text:p>
          </table:table-cell>
          <table:table-cell table:formula="of:=[.D30]-[.B30]" office:value-type="float" office:value="0.018023" calcext:value-type="float">
            <text:p>0.018023</text:p>
          </table:table-cell>
          <table:table-cell table:formula="of:=[.D30]-[.C30]" office:value-type="float" office:value="0.038237" calcext:value-type="float">
            <text:p>0.038237</text:p>
          </table:table-cell>
          <table:table-cell table:formula="of:=([.D30]-[.B30])*([.D30]-[.B30])" office:value-type="float" office:value="0.000324828529" calcext:value-type="float">
            <text:p>0.0003248285</text:p>
          </table:table-cell>
          <table:table-cell table:formula="of:=([.C30]-[.D30])*([.C30]-[.D30])" office:value-type="float" office:value="0.001462068169" calcext:value-type="float">
            <text:p>0.001462068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0]-[.B30])*([.D30]-[.B30])" office:value-type="float" office:value="0.000324828529" calcext:value-type="float">
            <text:p>0.0003248285</text:p>
          </table:table-cell>
          <table:table-cell table:formula="of:=([.D30]-[.C30])*([.D30]-[.C30])" office:value-type="float" office:value="0.001462068169" calcext:value-type="float">
            <text:p>0.0014620682</text:p>
          </table:table-cell>
        </table:table-row>
        <table:table-row table:style-name="ro6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83" calcext:value-type="float">
            <text:p>0.231783</text:p>
          </table:table-cell>
          <table:table-cell table:formula="of:=[.D30]" office:value-type="float" office:value="0.27" calcext:value-type="float">
            <text:p>0.27</text:p>
          </table:table-cell>
          <table:table-cell table:formula="of:=[.D31]-[.B31]" office:value-type="float" office:value="0.0150420000000001" calcext:value-type="float">
            <text:p>0.015042</text:p>
          </table:table-cell>
          <table:table-cell table:formula="of:=[.D31]-[.C31]" office:value-type="float" office:value="0.038217" calcext:value-type="float">
            <text:p>0.038217</text:p>
          </table:table-cell>
          <table:table-cell table:formula="of:=([.D31]-[.B31])*([.D31]-[.B31])" office:value-type="float" office:value="0.000226261764000002" calcext:value-type="float">
            <text:p>0.0002262618</text:p>
          </table:table-cell>
          <table:table-cell table:formula="of:=([.C31]-[.D31])*([.C31]-[.D31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1]-[.B31])*([.D31]-[.B31])" office:value-type="float" office:value="0.000226261764000002" calcext:value-type="float">
            <text:p>0.0002262618</text:p>
          </table:table-cell>
          <table:table-cell table:formula="of:=([.D31]-[.C31])*([.D31]-[.C31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31]" office:value-type="float" office:value="0.27" calcext:value-type="float">
            <text:p>0.27</text:p>
          </table:table-cell>
          <table:table-cell table:formula="of:=[.D32]-[.B32]" office:value-type="float" office:value="0.016527" calcext:value-type="float">
            <text:p>0.016527</text:p>
          </table:table-cell>
          <table:table-cell table:formula="of:=[.D32]-[.C32]" office:value-type="float" office:value="0.038233" calcext:value-type="float">
            <text:p>0.038233</text:p>
          </table:table-cell>
          <table:table-cell table:formula="of:=([.D32]-[.B32])*([.D32]-[.B32])" office:value-type="float" office:value="0.000273141729" calcext:value-type="float">
            <text:p>0.0002731417</text:p>
          </table:table-cell>
          <table:table-cell table:formula="of:=([.C32]-[.D32])*([.C32]-[.D32])" office:value-type="float" office:value="0.001461762289" calcext:value-type="float">
            <text:p>0.0014617623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2]-[.B32])*([.D32]-[.B32])" office:value-type="float" office:value="0.000273141729" calcext:value-type="float">
            <text:p>0.0002731417</text:p>
          </table:table-cell>
          <table:table-cell table:formula="of:=([.D32]-[.C32])*([.D32]-[.C32])" office:value-type="float" office:value="0.001461762289" calcext:value-type="float">
            <text:p>0.0014617623</text:p>
          </table:table-cell>
        </table:table-row>
        <table:table-row table:style-name="ro6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69" calcext:value-type="float">
            <text:p>0.231769</text:p>
          </table:table-cell>
          <table:table-cell table:formula="of:=[.D32]" office:value-type="float" office:value="0.27" calcext:value-type="float">
            <text:p>0.27</text:p>
          </table:table-cell>
          <table:table-cell table:formula="of:=[.D33]-[.B33]" office:value-type="float" office:value="0.01653" calcext:value-type="float">
            <text:p>0.01653</text:p>
          </table:table-cell>
          <table:table-cell table:formula="of:=[.D33]-[.C33]" office:value-type="float" office:value="0.038231" calcext:value-type="float">
            <text:p>0.038231</text:p>
          </table:table-cell>
          <table:table-cell table:formula="of:=([.D33]-[.B33])*([.D33]-[.B33])" office:value-type="float" office:value="0.0002732409" calcext:value-type="float">
            <text:p>0.0002732409</text:p>
          </table:table-cell>
          <table:table-cell table:formula="of:=([.C33]-[.D33])*([.C33]-[.D33])" office:value-type="float" office:value="0.001461609361" calcext:value-type="float">
            <text:p>0.001461609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3]-[.B33])*([.D33]-[.B33])" office:value-type="float" office:value="0.0002732409" calcext:value-type="float">
            <text:p>0.0002732409</text:p>
          </table:table-cell>
          <table:table-cell table:formula="of:=([.D33]-[.C33])*([.D33]-[.C33])" office:value-type="float" office:value="0.001461609361" calcext:value-type="float">
            <text:p>0.0014616094</text:p>
          </table:table-cell>
        </table:table-row>
        <table:table-row table:style-name="ro6">
          <table:table-cell/>
          <table:table-cell office:value-type="float" office:value="0.253266" calcext:value-type="float">
            <text:p>0.253266</text:p>
          </table:table-cell>
          <table:table-cell office:value-type="float" office:value="0.23178" calcext:value-type="float">
            <text:p>0.231780</text:p>
          </table:table-cell>
          <table:table-cell table:formula="of:=[.D33]" office:value-type="float" office:value="0.27" calcext:value-type="float">
            <text:p>0.27</text:p>
          </table:table-cell>
          <table:table-cell table:formula="of:=[.D34]-[.B34]" office:value-type="float" office:value="0.016734" calcext:value-type="float">
            <text:p>0.016734</text:p>
          </table:table-cell>
          <table:table-cell table:formula="of:=[.D34]-[.C34]" office:value-type="float" office:value="0.03822" calcext:value-type="float">
            <text:p>0.03822</text:p>
          </table:table-cell>
          <table:table-cell table:formula="of:=([.D34]-[.B34])*([.D34]-[.B34])" office:value-type="float" office:value="0.000280026756000001" calcext:value-type="float">
            <text:p>0.0002800268</text:p>
          </table:table-cell>
          <table:table-cell table:formula="of:=([.C34]-[.D34])*([.C34]-[.D34])" office:value-type="float" office:value="0.0014607684" calcext:value-type="float">
            <text:p>0.001460768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4]-[.B34])*([.D34]-[.B34])" office:value-type="float" office:value="0.000280026756000001" calcext:value-type="float">
            <text:p>0.0002800268</text:p>
          </table:table-cell>
          <table:table-cell table:formula="of:=([.D34]-[.C34])*([.D34]-[.C34])" office:value-type="float" office:value="0.0014607684" calcext:value-type="float">
            <text:p>0.0014607684</text:p>
          </table:table-cell>
        </table:table-row>
        <table:table-row table:style-name="ro6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3" calcext:value-type="float">
            <text:p>0.231783</text:p>
          </table:table-cell>
          <table:table-cell table:formula="of:=[.D34]" office:value-type="float" office:value="0.27" calcext:value-type="float">
            <text:p>0.27</text:p>
          </table:table-cell>
          <table:table-cell table:formula="of:=[.D35]-[.B35]" office:value-type="float" office:value="0.016239" calcext:value-type="float">
            <text:p>0.016239</text:p>
          </table:table-cell>
          <table:table-cell table:formula="of:=[.D35]-[.C35]" office:value-type="float" office:value="0.038217" calcext:value-type="float">
            <text:p>0.038217</text:p>
          </table:table-cell>
          <table:table-cell table:formula="of:=([.D35]-[.B35])*([.D35]-[.B35])" office:value-type="float" office:value="0.000263705121" calcext:value-type="float">
            <text:p>0.0002637051</text:p>
          </table:table-cell>
          <table:table-cell table:formula="of:=([.C35]-[.D35])*([.C35]-[.D35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5]-[.B35])*([.D35]-[.B35])" office:value-type="float" office:value="0.000263705121" calcext:value-type="float">
            <text:p>0.0002637051</text:p>
          </table:table-cell>
          <table:table-cell table:formula="of:=([.D35]-[.C35])*([.D35]-[.C35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35]" office:value-type="float" office:value="0.27" calcext:value-type="float">
            <text:p>0.27</text:p>
          </table:table-cell>
          <table:table-cell table:formula="of:=[.D36]-[.B36]" office:value-type="float" office:value="0.01597" calcext:value-type="float">
            <text:p>0.01597</text:p>
          </table:table-cell>
          <table:table-cell table:formula="of:=[.D36]-[.C36]" office:value-type="float" office:value="0.038216" calcext:value-type="float">
            <text:p>0.038216</text:p>
          </table:table-cell>
          <table:table-cell table:formula="of:=([.D36]-[.B36])*([.D36]-[.B36])" office:value-type="float" office:value="0.000255040899999999" calcext:value-type="float">
            <text:p>0.0002550409</text:p>
          </table:table-cell>
          <table:table-cell table:formula="of:=([.C36]-[.D36])*([.C36]-[.D36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6]-[.B36])*([.D36]-[.B36])" office:value-type="float" office:value="0.000255040899999999" calcext:value-type="float">
            <text:p>0.0002550409</text:p>
          </table:table-cell>
          <table:table-cell table:formula="of:=([.D36]-[.C36])*([.D36]-[.C36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36]" office:value-type="float" office:value="0.27" calcext:value-type="float">
            <text:p>0.27</text:p>
          </table:table-cell>
          <table:table-cell table:formula="of:=[.D37]-[.B37]" office:value-type="float" office:value="0.015712" calcext:value-type="float">
            <text:p>0.015712</text:p>
          </table:table-cell>
          <table:table-cell table:formula="of:=[.D37]-[.C37]" office:value-type="float" office:value="0.038765" calcext:value-type="float">
            <text:p>0.038765</text:p>
          </table:table-cell>
          <table:table-cell table:formula="of:=([.D37]-[.B37])*([.D37]-[.B37])" office:value-type="float" office:value="0.000246866944" calcext:value-type="float">
            <text:p>0.0002468669</text:p>
          </table:table-cell>
          <table:table-cell table:formula="of:=([.C37]-[.D37])*([.C37]-[.D37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7]-[.B37])*([.D37]-[.B37])" office:value-type="float" office:value="0.000246866944" calcext:value-type="float">
            <text:p>0.0002468669</text:p>
          </table:table-cell>
          <table:table-cell table:formula="of:=([.D37]-[.C37])*([.D37]-[.C37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2959" calcext:value-type="float">
            <text:p>0.252959</text:p>
          </table:table-cell>
          <table:table-cell office:value-type="float" office:value="0.231784" calcext:value-type="float">
            <text:p>0.231784</text:p>
          </table:table-cell>
          <table:table-cell table:formula="of:=[.D37]" office:value-type="float" office:value="0.27" calcext:value-type="float">
            <text:p>0.27</text:p>
          </table:table-cell>
          <table:table-cell table:formula="of:=[.D38]-[.B38]" office:value-type="float" office:value="0.017041" calcext:value-type="float">
            <text:p>0.017041</text:p>
          </table:table-cell>
          <table:table-cell table:formula="of:=[.D38]-[.C38]" office:value-type="float" office:value="0.038216" calcext:value-type="float">
            <text:p>0.038216</text:p>
          </table:table-cell>
          <table:table-cell table:formula="of:=([.D38]-[.B38])*([.D38]-[.B38])" office:value-type="float" office:value="0.000290395681000001" calcext:value-type="float">
            <text:p>0.0002903957</text:p>
          </table:table-cell>
          <table:table-cell table:formula="of:=([.C38]-[.D38])*([.C38]-[.D38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8]-[.B38])*([.D38]-[.B38])" office:value-type="float" office:value="0.000290395681000001" calcext:value-type="float">
            <text:p>0.0002903957</text:p>
          </table:table-cell>
          <table:table-cell table:formula="of:=([.D38]-[.C38])*([.D38]-[.C38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235" calcext:value-type="float">
            <text:p>0.231235</text:p>
          </table:table-cell>
          <table:table-cell table:formula="of:=[.D38]" office:value-type="float" office:value="0.27" calcext:value-type="float">
            <text:p>0.27</text:p>
          </table:table-cell>
          <table:table-cell table:formula="of:=[.D39]-[.B39]" office:value-type="float" office:value="0.0136480000000001" calcext:value-type="float">
            <text:p>0.013648</text:p>
          </table:table-cell>
          <table:table-cell table:formula="of:=[.D39]-[.C39]" office:value-type="float" office:value="0.038765" calcext:value-type="float">
            <text:p>0.038765</text:p>
          </table:table-cell>
          <table:table-cell table:formula="of:=([.D39]-[.B39])*([.D39]-[.B39])" office:value-type="float" office:value="0.000186267904000001" calcext:value-type="float">
            <text:p>0.0001862679</text:p>
          </table:table-cell>
          <table:table-cell table:formula="of:=([.C39]-[.D39])*([.C39]-[.D39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39]-[.B39])*([.D39]-[.B39])" office:value-type="float" office:value="0.000186267904000001" calcext:value-type="float">
            <text:p>0.0001862679</text:p>
          </table:table-cell>
          <table:table-cell table:formula="of:=([.D39]-[.C39])*([.D39]-[.C39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4326" calcext:value-type="float">
            <text:p>0.254326</text:p>
          </table:table-cell>
          <table:table-cell office:value-type="float" office:value="0.231784" calcext:value-type="float">
            <text:p>0.231784</text:p>
          </table:table-cell>
          <table:table-cell table:formula="of:=[.D39]" office:value-type="float" office:value="0.27" calcext:value-type="float">
            <text:p>0.27</text:p>
          </table:table-cell>
          <table:table-cell table:formula="of:=[.D40]-[.B40]" office:value-type="float" office:value="0.015674" calcext:value-type="float">
            <text:p>0.015674</text:p>
          </table:table-cell>
          <table:table-cell table:formula="of:=[.D40]-[.C40]" office:value-type="float" office:value="0.038216" calcext:value-type="float">
            <text:p>0.038216</text:p>
          </table:table-cell>
          <table:table-cell table:formula="of:=([.D40]-[.B40])*([.D40]-[.B40])" office:value-type="float" office:value="0.000245674276000001" calcext:value-type="float">
            <text:p>0.0002456743</text:p>
          </table:table-cell>
          <table:table-cell table:formula="of:=([.C40]-[.D40])*([.C40]-[.D40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0]-[.B40])*([.D40]-[.B40])" office:value-type="float" office:value="0.000245674276000001" calcext:value-type="float">
            <text:p>0.0002456743</text:p>
          </table:table-cell>
          <table:table-cell table:formula="of:=([.D40]-[.C40])*([.D40]-[.C40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234" calcext:value-type="float">
            <text:p>0.231234</text:p>
          </table:table-cell>
          <table:table-cell table:formula="of:=[.D40]" office:value-type="float" office:value="0.27" calcext:value-type="float">
            <text:p>0.27</text:p>
          </table:table-cell>
          <table:table-cell table:formula="of:=[.D41]-[.B41]" office:value-type="float" office:value="0.016456" calcext:value-type="float">
            <text:p>0.016456</text:p>
          </table:table-cell>
          <table:table-cell table:formula="of:=[.D41]-[.C41]" office:value-type="float" office:value="0.038766" calcext:value-type="float">
            <text:p>0.038766</text:p>
          </table:table-cell>
          <table:table-cell table:formula="of:=([.D41]-[.B41])*([.D41]-[.B41])" office:value-type="float" office:value="0.000270799936000001" calcext:value-type="float">
            <text:p>0.0002707999</text:p>
          </table:table-cell>
          <table:table-cell table:formula="of:=([.C41]-[.D41])*([.C41]-[.D41])" office:value-type="float" office:value="0.001502802756" calcext:value-type="float">
            <text:p>0.001502802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1]-[.B41])*([.D41]-[.B41])" office:value-type="float" office:value="0.000270799936000001" calcext:value-type="float">
            <text:p>0.0002707999</text:p>
          </table:table-cell>
          <table:table-cell table:formula="of:=([.D41]-[.C41])*([.D41]-[.C41])" office:value-type="float" office:value="0.001502802756" calcext:value-type="float">
            <text:p>0.0015028028</text:p>
          </table:table-cell>
        </table:table-row>
        <table:table-row table:style-name="ro6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" calcext:value-type="float">
            <text:p>0.231230</text:p>
          </table:table-cell>
          <table:table-cell table:formula="of:=[.D41]" office:value-type="float" office:value="0.27" calcext:value-type="float">
            <text:p>0.27</text:p>
          </table:table-cell>
          <table:table-cell table:formula="of:=[.D42]-[.B42]" office:value-type="float" office:value="0.0150420000000001" calcext:value-type="float">
            <text:p>0.015042</text:p>
          </table:table-cell>
          <table:table-cell table:formula="of:=[.D42]-[.C42]" office:value-type="float" office:value="0.03877" calcext:value-type="float">
            <text:p>0.03877</text:p>
          </table:table-cell>
          <table:table-cell table:formula="of:=([.D42]-[.B42])*([.D42]-[.B42])" office:value-type="float" office:value="0.000226261764000002" calcext:value-type="float">
            <text:p>0.0002262618</text:p>
          </table:table-cell>
          <table:table-cell table:formula="of:=([.C42]-[.D42])*([.C42]-[.D42])" office:value-type="float" office:value="0.0015031129" calcext:value-type="float">
            <text:p>0.0015031129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2]-[.B42])*([.D42]-[.B42])" office:value-type="float" office:value="0.000226261764000002" calcext:value-type="float">
            <text:p>0.0002262618</text:p>
          </table:table-cell>
          <table:table-cell table:formula="of:=([.D42]-[.C42])*([.D42]-[.C42])" office:value-type="float" office:value="0.0015031129" calcext:value-type="float">
            <text:p>0.0015031129</text:p>
          </table:table-cell>
        </table:table-row>
        <table:table-row table:style-name="ro6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4" calcext:value-type="float">
            <text:p>0.231784</text:p>
          </table:table-cell>
          <table:table-cell table:formula="of:=[.D42]" office:value-type="float" office:value="0.27" calcext:value-type="float">
            <text:p>0.27</text:p>
          </table:table-cell>
          <table:table-cell table:formula="of:=[.D43]-[.B43]" office:value-type="float" office:value="0.016527" calcext:value-type="float">
            <text:p>0.016527</text:p>
          </table:table-cell>
          <table:table-cell table:formula="of:=[.D43]-[.C43]" office:value-type="float" office:value="0.038216" calcext:value-type="float">
            <text:p>0.038216</text:p>
          </table:table-cell>
          <table:table-cell table:formula="of:=([.D43]-[.B43])*([.D43]-[.B43])" office:value-type="float" office:value="0.000273141729" calcext:value-type="float">
            <text:p>0.0002731417</text:p>
          </table:table-cell>
          <table:table-cell table:formula="of:=([.C43]-[.D43])*([.C43]-[.D43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3]-[.B43])*([.D43]-[.B43])" office:value-type="float" office:value="0.000273141729" calcext:value-type="float">
            <text:p>0.0002731417</text:p>
          </table:table-cell>
          <table:table-cell table:formula="of:=([.D43]-[.C43])*([.D43]-[.C43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4384" calcext:value-type="float">
            <text:p>0.254384</text:p>
          </table:table-cell>
          <table:table-cell office:value-type="float" office:value="0.231235" calcext:value-type="float">
            <text:p>0.231235</text:p>
          </table:table-cell>
          <table:table-cell table:formula="of:=[.D43]" office:value-type="float" office:value="0.27" calcext:value-type="float">
            <text:p>0.27</text:p>
          </table:table-cell>
          <table:table-cell table:formula="of:=[.D44]-[.B44]" office:value-type="float" office:value="0.015616" calcext:value-type="float">
            <text:p>0.015616</text:p>
          </table:table-cell>
          <table:table-cell table:formula="of:=[.D44]-[.C44]" office:value-type="float" office:value="0.038765" calcext:value-type="float">
            <text:p>0.038765</text:p>
          </table:table-cell>
          <table:table-cell table:formula="of:=([.D44]-[.B44])*([.D44]-[.B44])" office:value-type="float" office:value="0.000243859456000001" calcext:value-type="float">
            <text:p>0.0002438595</text:p>
          </table:table-cell>
          <table:table-cell table:formula="of:=([.C44]-[.D44])*([.C44]-[.D44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4]-[.B44])*([.D44]-[.B44])" office:value-type="float" office:value="0.000243859456000001" calcext:value-type="float">
            <text:p>0.0002438595</text:p>
          </table:table-cell>
          <table:table-cell table:formula="of:=([.D44]-[.C44])*([.D44]-[.C44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2092" calcext:value-type="float">
            <text:p>0.252092</text:p>
          </table:table-cell>
          <table:table-cell office:value-type="float" office:value="0.231785" calcext:value-type="float">
            <text:p>0.231785</text:p>
          </table:table-cell>
          <table:table-cell table:formula="of:=[.D44]" office:value-type="float" office:value="0.27" calcext:value-type="float">
            <text:p>0.27</text:p>
          </table:table-cell>
          <table:table-cell table:formula="of:=[.D45]-[.B45]" office:value-type="float" office:value="0.017908" calcext:value-type="float">
            <text:p>0.017908</text:p>
          </table:table-cell>
          <table:table-cell table:formula="of:=[.D45]-[.C45]" office:value-type="float" office:value="0.038215" calcext:value-type="float">
            <text:p>0.038215</text:p>
          </table:table-cell>
          <table:table-cell table:formula="of:=([.D45]-[.B45])*([.D45]-[.B45])" office:value-type="float" office:value="0.000320696464000001" calcext:value-type="float">
            <text:p>0.0003206965</text:p>
          </table:table-cell>
          <table:table-cell table:formula="of:=([.C45]-[.D45])*([.C45]-[.D45])" office:value-type="float" office:value="0.001460386225" calcext:value-type="float">
            <text:p>0.001460386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5]-[.B45])*([.D45]-[.B45])" office:value-type="float" office:value="0.000320696464000001" calcext:value-type="float">
            <text:p>0.0003206965</text:p>
          </table:table-cell>
          <table:table-cell table:formula="of:=([.D45]-[.C45])*([.D45]-[.C45])" office:value-type="float" office:value="0.001460386225" calcext:value-type="float">
            <text:p>0.0014603862</text:p>
          </table:table-cell>
        </table:table-row>
        <table:table-row table:style-name="ro6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776" calcext:value-type="float">
            <text:p>0.231776</text:p>
          </table:table-cell>
          <table:table-cell table:formula="of:=[.D45]" office:value-type="float" office:value="0.27" calcext:value-type="float">
            <text:p>0.27</text:p>
          </table:table-cell>
          <table:table-cell table:formula="of:=[.D46]-[.B46]" office:value-type="float" office:value="0.0136480000000001" calcext:value-type="float">
            <text:p>0.013648</text:p>
          </table:table-cell>
          <table:table-cell table:formula="of:=[.D46]-[.C46]" office:value-type="float" office:value="0.038224" calcext:value-type="float">
            <text:p>0.038224</text:p>
          </table:table-cell>
          <table:table-cell table:formula="of:=([.D46]-[.B46])*([.D46]-[.B46])" office:value-type="float" office:value="0.000186267904000001" calcext:value-type="float">
            <text:p>0.0001862679</text:p>
          </table:table-cell>
          <table:table-cell table:formula="of:=([.C46]-[.D46])*([.C46]-[.D46])" office:value-type="float" office:value="0.001461074176" calcext:value-type="float">
            <text:p>0.001461074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6]-[.B46])*([.D46]-[.B46])" office:value-type="float" office:value="0.000186267904000001" calcext:value-type="float">
            <text:p>0.0001862679</text:p>
          </table:table-cell>
          <table:table-cell table:formula="of:=([.D46]-[.C46])*([.D46]-[.C46])" office:value-type="float" office:value="0.001461074176" calcext:value-type="float">
            <text:p>0.0014610742</text:p>
          </table:table-cell>
        </table:table-row>
        <table:table-row table:style-name="ro6">
          <table:table-cell/>
          <table:table-cell office:value-type="float" office:value="0.2528" calcext:value-type="float">
            <text:p>0.252800</text:p>
          </table:table-cell>
          <table:table-cell office:value-type="float" office:value="0.231784" calcext:value-type="float">
            <text:p>0.231784</text:p>
          </table:table-cell>
          <table:table-cell table:formula="of:=[.D46]" office:value-type="float" office:value="0.27" calcext:value-type="float">
            <text:p>0.27</text:p>
          </table:table-cell>
          <table:table-cell table:formula="of:=[.D47]-[.B47]" office:value-type="float" office:value="0.0172" calcext:value-type="float">
            <text:p>0.0172</text:p>
          </table:table-cell>
          <table:table-cell table:formula="of:=[.D47]-[.C47]" office:value-type="float" office:value="0.038216" calcext:value-type="float">
            <text:p>0.038216</text:p>
          </table:table-cell>
          <table:table-cell table:formula="of:=([.D47]-[.B47])*([.D47]-[.B47])" office:value-type="float" office:value="0.00029584" calcext:value-type="float">
            <text:p>0.00029584</text:p>
          </table:table-cell>
          <table:table-cell table:formula="of:=([.C47]-[.D47])*([.C47]-[.D47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7]-[.B47])*([.D47]-[.B47])" office:value-type="float" office:value="0.00029584" calcext:value-type="float">
            <text:p>0.00029584</text:p>
          </table:table-cell>
          <table:table-cell table:formula="of:=([.D47]-[.C47])*([.D47]-[.C47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47]" office:value-type="float" office:value="0.27" calcext:value-type="float">
            <text:p>0.27</text:p>
          </table:table-cell>
          <table:table-cell table:formula="of:=[.D48]-[.B48]" office:value-type="float" office:value="0.0117370000000001" calcext:value-type="float">
            <text:p>0.011737</text:p>
          </table:table-cell>
          <table:table-cell table:formula="of:=[.D48]-[.C48]" office:value-type="float" office:value="0.038218" calcext:value-type="float">
            <text:p>0.038218</text:p>
          </table:table-cell>
          <table:table-cell table:formula="of:=([.D48]-[.B48])*([.D48]-[.B48])" office:value-type="float" office:value="0.000137757169000001" calcext:value-type="float">
            <text:p>0.0001377572</text:p>
          </table:table-cell>
          <table:table-cell table:formula="of:=([.C48]-[.D48])*([.C48]-[.D48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8]-[.B48])*([.D48]-[.B48])" office:value-type="float" office:value="0.000137757169000001" calcext:value-type="float">
            <text:p>0.0001377572</text:p>
          </table:table-cell>
          <table:table-cell table:formula="of:=([.D48]-[.C48])*([.D48]-[.C48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2484" calcext:value-type="float">
            <text:p>0.252484</text:p>
          </table:table-cell>
          <table:table-cell office:value-type="float" office:value="0.231784" calcext:value-type="float">
            <text:p>0.231784</text:p>
          </table:table-cell>
          <table:table-cell table:formula="of:=[.D48]" office:value-type="float" office:value="0.27" calcext:value-type="float">
            <text:p>0.27</text:p>
          </table:table-cell>
          <table:table-cell table:formula="of:=[.D49]-[.B49]" office:value-type="float" office:value="0.017516" calcext:value-type="float">
            <text:p>0.017516</text:p>
          </table:table-cell>
          <table:table-cell table:formula="of:=[.D49]-[.C49]" office:value-type="float" office:value="0.038216" calcext:value-type="float">
            <text:p>0.038216</text:p>
          </table:table-cell>
          <table:table-cell table:formula="of:=([.D49]-[.B49])*([.D49]-[.B49])" office:value-type="float" office:value="0.000306810256000001" calcext:value-type="float">
            <text:p>0.0003068103</text:p>
          </table:table-cell>
          <table:table-cell table:formula="of:=([.C49]-[.D49])*([.C49]-[.D49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49]-[.B49])*([.D49]-[.B49])" office:value-type="float" office:value="0.000306810256000001" calcext:value-type="float">
            <text:p>0.0003068103</text:p>
          </table:table-cell>
          <table:table-cell table:formula="of:=([.D49]-[.C49])*([.D49]-[.C49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784" calcext:value-type="float">
            <text:p>0.231784</text:p>
          </table:table-cell>
          <table:table-cell table:formula="of:=[.D49]" office:value-type="float" office:value="0.27" calcext:value-type="float">
            <text:p>0.27</text:p>
          </table:table-cell>
          <table:table-cell table:formula="of:=[.D50]-[.B50]" office:value-type="float" office:value="0.014945" calcext:value-type="float">
            <text:p>0.014945</text:p>
          </table:table-cell>
          <table:table-cell table:formula="of:=[.D50]-[.C50]" office:value-type="float" office:value="0.038216" calcext:value-type="float">
            <text:p>0.038216</text:p>
          </table:table-cell>
          <table:table-cell table:formula="of:=([.D50]-[.B50])*([.D50]-[.B50])" office:value-type="float" office:value="0.000223353025000001" calcext:value-type="float">
            <text:p>0.000223353</text:p>
          </table:table-cell>
          <table:table-cell table:formula="of:=([.C50]-[.D50])*([.C50]-[.D50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0]-[.B50])*([.D50]-[.B50])" office:value-type="float" office:value="0.000223353025000001" calcext:value-type="float">
            <text:p>0.000223353</text:p>
          </table:table-cell>
          <table:table-cell table:formula="of:=([.D50]-[.C50])*([.D50]-[.C50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2313" calcext:value-type="float">
            <text:p>0.252313</text:p>
          </table:table-cell>
          <table:table-cell office:value-type="float" office:value="0.23122" calcext:value-type="float">
            <text:p>0.231220</text:p>
          </table:table-cell>
          <table:table-cell table:formula="of:=[.D50]" office:value-type="float" office:value="0.27" calcext:value-type="float">
            <text:p>0.27</text:p>
          </table:table-cell>
          <table:table-cell table:formula="of:=[.D51]-[.B51]" office:value-type="float" office:value="0.017687" calcext:value-type="float">
            <text:p>0.017687</text:p>
          </table:table-cell>
          <table:table-cell table:formula="of:=[.D51]-[.C51]" office:value-type="float" office:value="0.03878" calcext:value-type="float">
            <text:p>0.03878</text:p>
          </table:table-cell>
          <table:table-cell table:formula="of:=([.D51]-[.B51])*([.D51]-[.B51])" office:value-type="float" office:value="0.000312829969" calcext:value-type="float">
            <text:p>0.00031283</text:p>
          </table:table-cell>
          <table:table-cell table:formula="of:=([.C51]-[.D51])*([.C51]-[.D51])" office:value-type="float" office:value="0.0015038884" calcext:value-type="float">
            <text:p>0.001503888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1]-[.B51])*([.D51]-[.B51])" office:value-type="float" office:value="0.000312829969" calcext:value-type="float">
            <text:p>0.00031283</text:p>
          </table:table-cell>
          <table:table-cell table:formula="of:=([.D51]-[.C51])*([.D51]-[.C51])" office:value-type="float" office:value="0.0015038884" calcext:value-type="float">
            <text:p>0.0015038884</text:p>
          </table:table-cell>
        </table:table-row>
        <table:table-row table:style-name="ro6">
          <table:table-cell/>
          <table:table-cell office:value-type="float" office:value="0.253815" calcext:value-type="float">
            <text:p>0.253815</text:p>
          </table:table-cell>
          <table:table-cell office:value-type="float" office:value="0.231784" calcext:value-type="float">
            <text:p>0.231784</text:p>
          </table:table-cell>
          <table:table-cell table:formula="of:=[.D51]" office:value-type="float" office:value="0.27" calcext:value-type="float">
            <text:p>0.27</text:p>
          </table:table-cell>
          <table:table-cell table:formula="of:=[.D52]-[.B52]" office:value-type="float" office:value="0.016185" calcext:value-type="float">
            <text:p>0.016185</text:p>
          </table:table-cell>
          <table:table-cell table:formula="of:=[.D52]-[.C52]" office:value-type="float" office:value="0.038216" calcext:value-type="float">
            <text:p>0.038216</text:p>
          </table:table-cell>
          <table:table-cell table:formula="of:=([.D52]-[.B52])*([.D52]-[.B52])" office:value-type="float" office:value="0.000261954225" calcext:value-type="float">
            <text:p>0.0002619542</text:p>
          </table:table-cell>
          <table:table-cell table:formula="of:=([.C52]-[.D52])*([.C52]-[.D52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2]-[.B52])*([.D52]-[.B52])" office:value-type="float" office:value="0.000261954225" calcext:value-type="float">
            <text:p>0.0002619542</text:p>
          </table:table-cell>
          <table:table-cell table:formula="of:=([.D52]-[.C52])*([.D52]-[.C52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5556" calcext:value-type="float">
            <text:p>0.255556</text:p>
          </table:table-cell>
          <table:table-cell office:value-type="float" office:value="0.231782" calcext:value-type="float">
            <text:p>0.231782</text:p>
          </table:table-cell>
          <table:table-cell table:formula="of:=[.D52]" office:value-type="float" office:value="0.27" calcext:value-type="float">
            <text:p>0.27</text:p>
          </table:table-cell>
          <table:table-cell table:formula="of:=[.D53]-[.B53]" office:value-type="float" office:value="0.014444" calcext:value-type="float">
            <text:p>0.014444</text:p>
          </table:table-cell>
          <table:table-cell table:formula="of:=[.D53]-[.C53]" office:value-type="float" office:value="0.038218" calcext:value-type="float">
            <text:p>0.038218</text:p>
          </table:table-cell>
          <table:table-cell table:formula="of:=([.D53]-[.B53])*([.D53]-[.B53])" office:value-type="float" office:value="0.000208629136" calcext:value-type="float">
            <text:p>0.0002086291</text:p>
          </table:table-cell>
          <table:table-cell table:formula="of:=([.C53]-[.D53])*([.C53]-[.D53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3]-[.B53])*([.D53]-[.B53])" office:value-type="float" office:value="0.000208629136" calcext:value-type="float">
            <text:p>0.0002086291</text:p>
          </table:table-cell>
          <table:table-cell table:formula="of:=([.D53]-[.C53])*([.D53]-[.C53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3756" calcext:value-type="float">
            <text:p>0.253756</text:p>
          </table:table-cell>
          <table:table-cell office:value-type="float" office:value="0.231783" calcext:value-type="float">
            <text:p>0.231783</text:p>
          </table:table-cell>
          <table:table-cell table:formula="of:=[.D53]" office:value-type="float" office:value="0.27" calcext:value-type="float">
            <text:p>0.27</text:p>
          </table:table-cell>
          <table:table-cell table:formula="of:=[.D54]-[.B54]" office:value-type="float" office:value="0.016244" calcext:value-type="float">
            <text:p>0.016244</text:p>
          </table:table-cell>
          <table:table-cell table:formula="of:=[.D54]-[.C54]" office:value-type="float" office:value="0.038217" calcext:value-type="float">
            <text:p>0.038217</text:p>
          </table:table-cell>
          <table:table-cell table:formula="of:=([.D54]-[.B54])*([.D54]-[.B54])" office:value-type="float" office:value="0.000263867536000001" calcext:value-type="float">
            <text:p>0.0002638675</text:p>
          </table:table-cell>
          <table:table-cell table:formula="of:=([.C54]-[.D54])*([.C54]-[.D54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4]-[.B54])*([.D54]-[.B54])" office:value-type="float" office:value="0.000263867536000001" calcext:value-type="float">
            <text:p>0.0002638675</text:p>
          </table:table-cell>
          <table:table-cell table:formula="of:=([.D54]-[.C54])*([.D54]-[.C54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4723" calcext:value-type="float">
            <text:p>0.254723</text:p>
          </table:table-cell>
          <table:table-cell office:value-type="float" office:value="0.231766" calcext:value-type="float">
            <text:p>0.231766</text:p>
          </table:table-cell>
          <table:table-cell table:formula="of:=[.D54]" office:value-type="float" office:value="0.27" calcext:value-type="float">
            <text:p>0.27</text:p>
          </table:table-cell>
          <table:table-cell table:formula="of:=[.D55]-[.B55]" office:value-type="float" office:value="0.015277" calcext:value-type="float">
            <text:p>0.015277</text:p>
          </table:table-cell>
          <table:table-cell table:formula="of:=[.D55]-[.C55]" office:value-type="float" office:value="0.038234" calcext:value-type="float">
            <text:p>0.038234</text:p>
          </table:table-cell>
          <table:table-cell table:formula="of:=([.D55]-[.B55])*([.D55]-[.B55])" office:value-type="float" office:value="0.000233386729000001" calcext:value-type="float">
            <text:p>0.0002333867</text:p>
          </table:table-cell>
          <table:table-cell table:formula="of:=([.C55]-[.D55])*([.C55]-[.D55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5]-[.B55])*([.D55]-[.B55])" office:value-type="float" office:value="0.000233386729000001" calcext:value-type="float">
            <text:p>0.0002333867</text:p>
          </table:table-cell>
          <table:table-cell table:formula="of:=([.D55]-[.C55])*([.D55]-[.C55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4315" calcext:value-type="float">
            <text:p>0.254315</text:p>
          </table:table-cell>
          <table:table-cell office:value-type="float" office:value="0.231235" calcext:value-type="float">
            <text:p>0.231235</text:p>
          </table:table-cell>
          <table:table-cell table:formula="of:=[.D55]" office:value-type="float" office:value="0.27" calcext:value-type="float">
            <text:p>0.27</text:p>
          </table:table-cell>
          <table:table-cell table:formula="of:=[.D56]-[.B56]" office:value-type="float" office:value="0.015685" calcext:value-type="float">
            <text:p>0.015685</text:p>
          </table:table-cell>
          <table:table-cell table:formula="of:=[.D56]-[.C56]" office:value-type="float" office:value="0.038765" calcext:value-type="float">
            <text:p>0.038765</text:p>
          </table:table-cell>
          <table:table-cell table:formula="of:=([.D56]-[.B56])*([.D56]-[.B56])" office:value-type="float" office:value="0.000246019225" calcext:value-type="float">
            <text:p>0.0002460192</text:p>
          </table:table-cell>
          <table:table-cell table:formula="of:=([.C56]-[.D56])*([.C56]-[.D56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6]-[.B56])*([.D56]-[.B56])" office:value-type="float" office:value="0.000246019225" calcext:value-type="float">
            <text:p>0.0002460192</text:p>
          </table:table-cell>
          <table:table-cell table:formula="of:=([.D56]-[.C56])*([.D56]-[.C56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2852" calcext:value-type="float">
            <text:p>0.252852</text:p>
          </table:table-cell>
          <table:table-cell office:value-type="float" office:value="0.231784" calcext:value-type="float">
            <text:p>0.231784</text:p>
          </table:table-cell>
          <table:table-cell table:formula="of:=[.D56]" office:value-type="float" office:value="0.27" calcext:value-type="float">
            <text:p>0.27</text:p>
          </table:table-cell>
          <table:table-cell table:formula="of:=[.D57]-[.B57]" office:value-type="float" office:value="0.0171480000000001" calcext:value-type="float">
            <text:p>0.017148</text:p>
          </table:table-cell>
          <table:table-cell table:formula="of:=[.D57]-[.C57]" office:value-type="float" office:value="0.038216" calcext:value-type="float">
            <text:p>0.038216</text:p>
          </table:table-cell>
          <table:table-cell table:formula="of:=([.D57]-[.B57])*([.D57]-[.B57])" office:value-type="float" office:value="0.000294053904000002" calcext:value-type="float">
            <text:p>0.0002940539</text:p>
          </table:table-cell>
          <table:table-cell table:formula="of:=([.C57]-[.D57])*([.C57]-[.D57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7]-[.B57])*([.D57]-[.B57])" office:value-type="float" office:value="0.000294053904000002" calcext:value-type="float">
            <text:p>0.0002940539</text:p>
          </table:table-cell>
          <table:table-cell table:formula="of:=([.D57]-[.C57])*([.D57]-[.C57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82" calcext:value-type="float">
            <text:p>0.231782</text:p>
          </table:table-cell>
          <table:table-cell table:formula="of:=[.D57]" office:value-type="float" office:value="0.27" calcext:value-type="float">
            <text:p>0.27</text:p>
          </table:table-cell>
          <table:table-cell table:formula="of:=[.D58]-[.B58]" office:value-type="float" office:value="0.0167620000000001" calcext:value-type="float">
            <text:p>0.016762</text:p>
          </table:table-cell>
          <table:table-cell table:formula="of:=[.D58]-[.C58]" office:value-type="float" office:value="0.038218" calcext:value-type="float">
            <text:p>0.038218</text:p>
          </table:table-cell>
          <table:table-cell table:formula="of:=([.D58]-[.B58])*([.D58]-[.B58])" office:value-type="float" office:value="0.000280964644000002" calcext:value-type="float">
            <text:p>0.0002809646</text:p>
          </table:table-cell>
          <table:table-cell table:formula="of:=([.C58]-[.D58])*([.C58]-[.D58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8]-[.B58])*([.D58]-[.B58])" office:value-type="float" office:value="0.000280964644000002" calcext:value-type="float">
            <text:p>0.0002809646</text:p>
          </table:table-cell>
          <table:table-cell table:formula="of:=([.D58]-[.C58])*([.D58]-[.C58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1" calcext:value-type="float">
            <text:p>0.231781</text:p>
          </table:table-cell>
          <table:table-cell table:formula="of:=[.D58]" office:value-type="float" office:value="0.27" calcext:value-type="float">
            <text:p>0.27</text:p>
          </table:table-cell>
          <table:table-cell table:formula="of:=[.D59]-[.B59]" office:value-type="float" office:value="0.016527" calcext:value-type="float">
            <text:p>0.016527</text:p>
          </table:table-cell>
          <table:table-cell table:formula="of:=[.D59]-[.C59]" office:value-type="float" office:value="0.038219" calcext:value-type="float">
            <text:p>0.038219</text:p>
          </table:table-cell>
          <table:table-cell table:formula="of:=([.D59]-[.B59])*([.D59]-[.B59])" office:value-type="float" office:value="0.000273141729" calcext:value-type="float">
            <text:p>0.0002731417</text:p>
          </table:table-cell>
          <table:table-cell table:formula="of:=([.C59]-[.D59])*([.C59]-[.D59])" office:value-type="float" office:value="0.001460691961" calcext:value-type="float">
            <text:p>0.00146069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59]-[.B59])*([.D59]-[.B59])" office:value-type="float" office:value="0.000273141729" calcext:value-type="float">
            <text:p>0.0002731417</text:p>
          </table:table-cell>
          <table:table-cell table:formula="of:=([.D59]-[.C59])*([.D59]-[.C59])" office:value-type="float" office:value="0.001460691961" calcext:value-type="float">
            <text:p>0.001460692</text:p>
          </table:table-cell>
        </table:table-row>
        <table:table-row table:style-name="ro6">
          <table:table-cell/>
          <table:table-cell office:value-type="float" office:value="0.255541" calcext:value-type="float">
            <text:p>0.255541</text:p>
          </table:table-cell>
          <table:table-cell office:value-type="float" office:value="0.231766" calcext:value-type="float">
            <text:p>0.231766</text:p>
          </table:table-cell>
          <table:table-cell table:formula="of:=[.D59]" office:value-type="float" office:value="0.27" calcext:value-type="float">
            <text:p>0.27</text:p>
          </table:table-cell>
          <table:table-cell table:formula="of:=[.D60]-[.B60]" office:value-type="float" office:value="0.0144590000000001" calcext:value-type="float">
            <text:p>0.014459</text:p>
          </table:table-cell>
          <table:table-cell table:formula="of:=[.D60]-[.C60]" office:value-type="float" office:value="0.038234" calcext:value-type="float">
            <text:p>0.038234</text:p>
          </table:table-cell>
          <table:table-cell table:formula="of:=([.D60]-[.B60])*([.D60]-[.B60])" office:value-type="float" office:value="0.000209062681000002" calcext:value-type="float">
            <text:p>0.0002090627</text:p>
          </table:table-cell>
          <table:table-cell table:formula="of:=([.C60]-[.D60])*([.C60]-[.D60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0]-[.B60])*([.D60]-[.B60])" office:value-type="float" office:value="0.000209062681000002" calcext:value-type="float">
            <text:p>0.0002090627</text:p>
          </table:table-cell>
          <table:table-cell table:formula="of:=([.D60]-[.C60])*([.D60]-[.C60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60]" office:value-type="float" office:value="0.27" calcext:value-type="float">
            <text:p>0.27</text:p>
          </table:table-cell>
          <table:table-cell table:formula="of:=[.D61]-[.B61]" office:value-type="float" office:value="0.0156540000000001" calcext:value-type="float">
            <text:p>0.015654</text:p>
          </table:table-cell>
          <table:table-cell table:formula="of:=[.D61]-[.C61]" office:value-type="float" office:value="0.038237" calcext:value-type="float">
            <text:p>0.038237</text:p>
          </table:table-cell>
          <table:table-cell table:formula="of:=([.D61]-[.B61])*([.D61]-[.B61])" office:value-type="float" office:value="0.000245047716000002" calcext:value-type="float">
            <text:p>0.0002450477</text:p>
          </table:table-cell>
          <table:table-cell table:formula="of:=([.C61]-[.D61])*([.C61]-[.D61])" office:value-type="float" office:value="0.001462068169" calcext:value-type="float">
            <text:p>0.001462068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1]-[.B61])*([.D61]-[.B61])" office:value-type="float" office:value="0.000245047716000002" calcext:value-type="float">
            <text:p>0.0002450477</text:p>
          </table:table-cell>
          <table:table-cell table:formula="of:=([.D61]-[.C61])*([.D61]-[.C61])" office:value-type="float" office:value="0.001462068169" calcext:value-type="float">
            <text:p>0.0014620682</text:p>
          </table:table-cell>
        </table:table-row>
        <table:table-row table:style-name="ro6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83" calcext:value-type="float">
            <text:p>0.231783</text:p>
          </table:table-cell>
          <table:table-cell table:formula="of:=[.D61]" office:value-type="float" office:value="0.27" calcext:value-type="float">
            <text:p>0.27</text:p>
          </table:table-cell>
          <table:table-cell table:formula="of:=[.D62]-[.B62]" office:value-type="float" office:value="0.01653" calcext:value-type="float">
            <text:p>0.01653</text:p>
          </table:table-cell>
          <table:table-cell table:formula="of:=[.D62]-[.C62]" office:value-type="float" office:value="0.038217" calcext:value-type="float">
            <text:p>0.038217</text:p>
          </table:table-cell>
          <table:table-cell table:formula="of:=([.D62]-[.B62])*([.D62]-[.B62])" office:value-type="float" office:value="0.0002732409" calcext:value-type="float">
            <text:p>0.0002732409</text:p>
          </table:table-cell>
          <table:table-cell table:formula="of:=([.C62]-[.D62])*([.C62]-[.D62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2]-[.B62])*([.D62]-[.B62])" office:value-type="float" office:value="0.0002732409" calcext:value-type="float">
            <text:p>0.0002732409</text:p>
          </table:table-cell>
          <table:table-cell table:formula="of:=([.D62]-[.C62])*([.D62]-[.C62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62]" office:value-type="float" office:value="0.27" calcext:value-type="float">
            <text:p>0.27</text:p>
          </table:table-cell>
          <table:table-cell table:formula="of:=[.D63]-[.B63]" office:value-type="float" office:value="0.016527" calcext:value-type="float">
            <text:p>0.016527</text:p>
          </table:table-cell>
          <table:table-cell table:formula="of:=[.D63]-[.C63]" office:value-type="float" office:value="0.038233" calcext:value-type="float">
            <text:p>0.038233</text:p>
          </table:table-cell>
          <table:table-cell table:formula="of:=([.D63]-[.B63])*([.D63]-[.B63])" office:value-type="float" office:value="0.000273141729" calcext:value-type="float">
            <text:p>0.0002731417</text:p>
          </table:table-cell>
          <table:table-cell table:formula="of:=([.C63]-[.D63])*([.C63]-[.D63])" office:value-type="float" office:value="0.001461762289" calcext:value-type="float">
            <text:p>0.0014617623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3]-[.B63])*([.D63]-[.B63])" office:value-type="float" office:value="0.000273141729" calcext:value-type="float">
            <text:p>0.0002731417</text:p>
          </table:table-cell>
          <table:table-cell table:formula="of:=([.D63]-[.C63])*([.D63]-[.C63])" office:value-type="float" office:value="0.001461762289" calcext:value-type="float">
            <text:p>0.0014617623</text:p>
          </table:table-cell>
        </table:table-row>
        <table:table-row table:style-name="ro6">
          <table:table-cell/>
          <table:table-cell office:value-type="float" office:value="0.25359" calcext:value-type="float">
            <text:p>0.253590</text:p>
          </table:table-cell>
          <table:table-cell office:value-type="float" office:value="0.231769" calcext:value-type="float">
            <text:p>0.231769</text:p>
          </table:table-cell>
          <table:table-cell table:formula="of:=[.D63]" office:value-type="float" office:value="0.27" calcext:value-type="float">
            <text:p>0.27</text:p>
          </table:table-cell>
          <table:table-cell table:formula="of:=[.D64]-[.B64]" office:value-type="float" office:value="0.01641" calcext:value-type="float">
            <text:p>0.01641</text:p>
          </table:table-cell>
          <table:table-cell table:formula="of:=[.D64]-[.C64]" office:value-type="float" office:value="0.038231" calcext:value-type="float">
            <text:p>0.038231</text:p>
          </table:table-cell>
          <table:table-cell table:formula="of:=([.D64]-[.B64])*([.D64]-[.B64])" office:value-type="float" office:value="0.000269288099999999" calcext:value-type="float">
            <text:p>0.0002692881</text:p>
          </table:table-cell>
          <table:table-cell table:formula="of:=([.C64]-[.D64])*([.C64]-[.D64])" office:value-type="float" office:value="0.001461609361" calcext:value-type="float">
            <text:p>0.001461609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4]-[.B64])*([.D64]-[.B64])" office:value-type="float" office:value="0.000269288099999999" calcext:value-type="float">
            <text:p>0.0002692881</text:p>
          </table:table-cell>
          <table:table-cell table:formula="of:=([.D64]-[.C64])*([.D64]-[.C64])" office:value-type="float" office:value="0.001461609361" calcext:value-type="float">
            <text:p>0.0014616094</text:p>
          </table:table-cell>
        </table:table-row>
        <table:table-row table:style-name="ro6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64]" office:value-type="float" office:value="0.27" calcext:value-type="float">
            <text:p>0.27</text:p>
          </table:table-cell>
          <table:table-cell table:formula="of:=[.D65]-[.B65]" office:value-type="float" office:value="0.0167" calcext:value-type="float">
            <text:p>0.0167</text:p>
          </table:table-cell>
          <table:table-cell table:formula="of:=[.D65]-[.C65]" office:value-type="float" office:value="0.03822" calcext:value-type="float">
            <text:p>0.03822</text:p>
          </table:table-cell>
          <table:table-cell table:formula="of:=([.D65]-[.B65])*([.D65]-[.B65])" office:value-type="float" office:value="0.00027889" calcext:value-type="float">
            <text:p>0.00027889</text:p>
          </table:table-cell>
          <table:table-cell table:formula="of:=([.C65]-[.D65])*([.C65]-[.D65])" office:value-type="float" office:value="0.0014607684" calcext:value-type="float">
            <text:p>0.001460768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5]-[.B65])*([.D65]-[.B65])" office:value-type="float" office:value="0.00027889" calcext:value-type="float">
            <text:p>0.00027889</text:p>
          </table:table-cell>
          <table:table-cell table:formula="of:=([.D65]-[.C65])*([.D65]-[.C65])" office:value-type="float" office:value="0.0014607684" calcext:value-type="float">
            <text:p>0.0014607684</text:p>
          </table:table-cell>
        </table:table-row>
        <table:table-row table:style-name="ro6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65]" office:value-type="float" office:value="0.27" calcext:value-type="float">
            <text:p>0.27</text:p>
          </table:table-cell>
          <table:table-cell table:formula="of:=[.D66]-[.B66]" office:value-type="float" office:value="0.017726" calcext:value-type="float">
            <text:p>0.017726</text:p>
          </table:table-cell>
          <table:table-cell table:formula="of:=[.D66]-[.C66]" office:value-type="float" office:value="0.038217" calcext:value-type="float">
            <text:p>0.038217</text:p>
          </table:table-cell>
          <table:table-cell table:formula="of:=([.D66]-[.B66])*([.D66]-[.B66])" office:value-type="float" office:value="0.000314211076000001" calcext:value-type="float">
            <text:p>0.0003142111</text:p>
          </table:table-cell>
          <table:table-cell table:formula="of:=([.C66]-[.D66])*([.C66]-[.D66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6]-[.B66])*([.D66]-[.B66])" office:value-type="float" office:value="0.000314211076000001" calcext:value-type="float">
            <text:p>0.0003142111</text:p>
          </table:table-cell>
          <table:table-cell table:formula="of:=([.D66]-[.C66])*([.D66]-[.C66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66]" office:value-type="float" office:value="0.27" calcext:value-type="float">
            <text:p>0.27</text:p>
          </table:table-cell>
          <table:table-cell table:formula="of:=[.D67]-[.B67]" office:value-type="float" office:value="0.01597" calcext:value-type="float">
            <text:p>0.01597</text:p>
          </table:table-cell>
          <table:table-cell table:formula="of:=[.D67]-[.C67]" office:value-type="float" office:value="0.038216" calcext:value-type="float">
            <text:p>0.038216</text:p>
          </table:table-cell>
          <table:table-cell table:formula="of:=([.D67]-[.B67])*([.D67]-[.B67])" office:value-type="float" office:value="0.000255040899999999" calcext:value-type="float">
            <text:p>0.0002550409</text:p>
          </table:table-cell>
          <table:table-cell table:formula="of:=([.C67]-[.D67])*([.C67]-[.D67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7]-[.B67])*([.D67]-[.B67])" office:value-type="float" office:value="0.000255040899999999" calcext:value-type="float">
            <text:p>0.0002550409</text:p>
          </table:table-cell>
          <table:table-cell table:formula="of:=([.D67]-[.C67])*([.D67]-[.C67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67]" office:value-type="float" office:value="0.27" calcext:value-type="float">
            <text:p>0.27</text:p>
          </table:table-cell>
          <table:table-cell table:formula="of:=[.D68]-[.B68]" office:value-type="float" office:value="0.015712" calcext:value-type="float">
            <text:p>0.015712</text:p>
          </table:table-cell>
          <table:table-cell table:formula="of:=[.D68]-[.C68]" office:value-type="float" office:value="0.038765" calcext:value-type="float">
            <text:p>0.038765</text:p>
          </table:table-cell>
          <table:table-cell table:formula="of:=([.D68]-[.B68])*([.D68]-[.B68])" office:value-type="float" office:value="0.000246866944" calcext:value-type="float">
            <text:p>0.0002468669</text:p>
          </table:table-cell>
          <table:table-cell table:formula="of:=([.C68]-[.D68])*([.C68]-[.D68])" office:value-type="float" office:value="0.001502725225" calcext:value-type="float">
            <text:p>0.00150272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8]-[.B68])*([.D68]-[.B68])" office:value-type="float" office:value="0.000246866944" calcext:value-type="float">
            <text:p>0.0002468669</text:p>
          </table:table-cell>
          <table:table-cell table:formula="of:=([.D68]-[.C68])*([.D68]-[.C68])" office:value-type="float" office:value="0.001502725225" calcext:value-type="float">
            <text:p>0.0015027252</text:p>
          </table:table-cell>
        </table:table-row>
        <table:table-row table:style-name="ro6">
          <table:table-cell/>
          <table:table-cell office:value-type="float" office:value="0.254956" calcext:value-type="float">
            <text:p>0.254956</text:p>
          </table:table-cell>
          <table:table-cell office:value-type="float" office:value="0.231784" calcext:value-type="float">
            <text:p>0.231784</text:p>
          </table:table-cell>
          <table:table-cell table:formula="of:=[.D68]" office:value-type="float" office:value="0.27" calcext:value-type="float">
            <text:p>0.27</text:p>
          </table:table-cell>
          <table:table-cell table:formula="of:=[.D69]-[.B69]" office:value-type="float" office:value="0.015044" calcext:value-type="float">
            <text:p>0.015044</text:p>
          </table:table-cell>
          <table:table-cell table:formula="of:=[.D69]-[.C69]" office:value-type="float" office:value="0.038216" calcext:value-type="float">
            <text:p>0.038216</text:p>
          </table:table-cell>
          <table:table-cell table:formula="of:=([.D69]-[.B69])*([.D69]-[.B69])" office:value-type="float" office:value="0.000226321936" calcext:value-type="float">
            <text:p>0.0002263219</text:p>
          </table:table-cell>
          <table:table-cell table:formula="of:=([.C69]-[.D69])*([.C69]-[.D69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69]-[.B69])*([.D69]-[.B69])" office:value-type="float" office:value="0.000226321936" calcext:value-type="float">
            <text:p>0.0002263219</text:p>
          </table:table-cell>
          <table:table-cell table:formula="of:=([.D69]-[.C69])*([.D69]-[.C69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3467" calcext:value-type="float">
            <text:p>0.253467</text:p>
          </table:table-cell>
          <table:table-cell office:value-type="float" office:value="0.231765" calcext:value-type="float">
            <text:p>0.231765</text:p>
          </table:table-cell>
          <table:table-cell table:formula="of:=[.D69]" office:value-type="float" office:value="0.27" calcext:value-type="float">
            <text:p>0.27</text:p>
          </table:table-cell>
          <table:table-cell table:formula="of:=[.D70]-[.B70]" office:value-type="float" office:value="0.016533" calcext:value-type="float">
            <text:p>0.016533</text:p>
          </table:table-cell>
          <table:table-cell table:formula="of:=[.D70]-[.C70]" office:value-type="float" office:value="0.038235" calcext:value-type="float">
            <text:p>0.038235</text:p>
          </table:table-cell>
          <table:table-cell table:formula="of:=([.D70]-[.B70])*([.D70]-[.B70])" office:value-type="float" office:value="0.000273340089000001" calcext:value-type="float">
            <text:p>0.0002733401</text:p>
          </table:table-cell>
          <table:table-cell table:formula="of:=([.C70]-[.D70])*([.C70]-[.D70])" office:value-type="float" office:value="0.001461915225" calcext:value-type="float">
            <text:p>0.001461915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0]-[.B70])*([.D70]-[.B70])" office:value-type="float" office:value="0.000273340089000001" calcext:value-type="float">
            <text:p>0.0002733401</text:p>
          </table:table-cell>
          <table:table-cell table:formula="of:=([.D70]-[.C70])*([.D70]-[.C70])" office:value-type="float" office:value="0.001461915225" calcext:value-type="float">
            <text:p>0.0014619152</text:p>
          </table:table-cell>
        </table:table-row>
        <table:table-row table:style-name="ro6">
          <table:table-cell/>
          <table:table-cell office:value-type="float" office:value="0.254972" calcext:value-type="float">
            <text:p>0.254972</text:p>
          </table:table-cell>
          <table:table-cell office:value-type="float" office:value="0.231781" calcext:value-type="float">
            <text:p>0.231781</text:p>
          </table:table-cell>
          <table:table-cell table:formula="of:=[.D70]" office:value-type="float" office:value="0.27" calcext:value-type="float">
            <text:p>0.27</text:p>
          </table:table-cell>
          <table:table-cell table:formula="of:=[.D71]-[.B71]" office:value-type="float" office:value="0.015028" calcext:value-type="float">
            <text:p>0.015028</text:p>
          </table:table-cell>
          <table:table-cell table:formula="of:=[.D71]-[.C71]" office:value-type="float" office:value="0.038219" calcext:value-type="float">
            <text:p>0.038219</text:p>
          </table:table-cell>
          <table:table-cell table:formula="of:=([.D71]-[.B71])*([.D71]-[.B71])" office:value-type="float" office:value="0.000225840784000001" calcext:value-type="float">
            <text:p>0.0002258408</text:p>
          </table:table-cell>
          <table:table-cell table:formula="of:=([.C71]-[.D71])*([.C71]-[.D71])" office:value-type="float" office:value="0.001460691961" calcext:value-type="float">
            <text:p>0.00146069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1]-[.B71])*([.D71]-[.B71])" office:value-type="float" office:value="0.000225840784000001" calcext:value-type="float">
            <text:p>0.0002258408</text:p>
          </table:table-cell>
          <table:table-cell table:formula="of:=([.D71]-[.C71])*([.D71]-[.C71])" office:value-type="float" office:value="0.001460691961" calcext:value-type="float">
            <text:p>0.001460692</text:p>
          </table:table-cell>
        </table:table-row>
        <table:table-row table:style-name="ro6">
          <table:table-cell/>
          <table:table-cell office:value-type="float" office:value="0.257273" calcext:value-type="float">
            <text:p>0.257273</text:p>
          </table:table-cell>
          <table:table-cell office:value-type="float" office:value="0.231766" calcext:value-type="float">
            <text:p>0.231766</text:p>
          </table:table-cell>
          <table:table-cell table:formula="of:=[.D71]" office:value-type="float" office:value="0.27" calcext:value-type="float">
            <text:p>0.27</text:p>
          </table:table-cell>
          <table:table-cell table:formula="of:=[.D72]-[.B72]" office:value-type="float" office:value="0.012727" calcext:value-type="float">
            <text:p>0.012727</text:p>
          </table:table-cell>
          <table:table-cell table:formula="of:=[.D72]-[.C72]" office:value-type="float" office:value="0.038234" calcext:value-type="float">
            <text:p>0.038234</text:p>
          </table:table-cell>
          <table:table-cell table:formula="of:=([.D72]-[.B72])*([.D72]-[.B72])" office:value-type="float" office:value="0.000161976529000001" calcext:value-type="float">
            <text:p>0.0001619765</text:p>
          </table:table-cell>
          <table:table-cell table:formula="of:=([.C72]-[.D72])*([.C72]-[.D72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2]-[.B72])*([.D72]-[.B72])" office:value-type="float" office:value="0.000161976529000001" calcext:value-type="float">
            <text:p>0.0001619765</text:p>
          </table:table-cell>
          <table:table-cell table:formula="of:=([.D72]-[.C72])*([.D72]-[.C72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3" calcext:value-type="float">
            <text:p>0.231763</text:p>
          </table:table-cell>
          <table:table-cell table:formula="of:=[.D72]" office:value-type="float" office:value="0.27" calcext:value-type="float">
            <text:p>0.27</text:p>
          </table:table-cell>
          <table:table-cell table:formula="of:=[.D73]-[.B73]" office:value-type="float" office:value="0.015673" calcext:value-type="float">
            <text:p>0.015673</text:p>
          </table:table-cell>
          <table:table-cell table:formula="of:=[.D73]-[.C73]" office:value-type="float" office:value="0.038237" calcext:value-type="float">
            <text:p>0.038237</text:p>
          </table:table-cell>
          <table:table-cell table:formula="of:=([.D73]-[.B73])*([.D73]-[.B73])" office:value-type="float" office:value="0.000245642929000001" calcext:value-type="float">
            <text:p>0.0002456429</text:p>
          </table:table-cell>
          <table:table-cell table:formula="of:=([.C73]-[.D73])*([.C73]-[.D73])" office:value-type="float" office:value="0.001462068169" calcext:value-type="float">
            <text:p>0.0014620682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3]-[.B73])*([.D73]-[.B73])" office:value-type="float" office:value="0.000245642929000001" calcext:value-type="float">
            <text:p>0.0002456429</text:p>
          </table:table-cell>
          <table:table-cell table:formula="of:=([.D73]-[.C73])*([.D73]-[.C73])" office:value-type="float" office:value="0.001462068169" calcext:value-type="float">
            <text:p>0.0014620682</text:p>
          </table:table-cell>
        </table:table-row>
        <table:table-row table:style-name="ro6">
          <table:table-cell/>
          <table:table-cell office:value-type="float" office:value="0.255046" calcext:value-type="float">
            <text:p>0.255046</text:p>
          </table:table-cell>
          <table:table-cell office:value-type="float" office:value="0.231783" calcext:value-type="float">
            <text:p>0.231783</text:p>
          </table:table-cell>
          <table:table-cell table:formula="of:=[.D73]" office:value-type="float" office:value="0.27" calcext:value-type="float">
            <text:p>0.27</text:p>
          </table:table-cell>
          <table:table-cell table:formula="of:=[.D74]-[.B74]" office:value-type="float" office:value="0.014954" calcext:value-type="float">
            <text:p>0.014954</text:p>
          </table:table-cell>
          <table:table-cell table:formula="of:=[.D74]-[.C74]" office:value-type="float" office:value="0.038217" calcext:value-type="float">
            <text:p>0.038217</text:p>
          </table:table-cell>
          <table:table-cell table:formula="of:=([.D74]-[.B74])*([.D74]-[.B74])" office:value-type="float" office:value="0.000223622116000001" calcext:value-type="float">
            <text:p>0.0002236221</text:p>
          </table:table-cell>
          <table:table-cell table:formula="of:=([.C74]-[.D74])*([.C74]-[.D74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4]-[.B74])*([.D74]-[.B74])" office:value-type="float" office:value="0.000223622116000001" calcext:value-type="float">
            <text:p>0.0002236221</text:p>
          </table:table-cell>
          <table:table-cell table:formula="of:=([.D74]-[.C74])*([.D74]-[.C74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4311" calcext:value-type="float">
            <text:p>0.254311</text:p>
          </table:table-cell>
          <table:table-cell office:value-type="float" office:value="0.23122" calcext:value-type="float">
            <text:p>0.231220</text:p>
          </table:table-cell>
          <table:table-cell table:formula="of:=[.D74]" office:value-type="float" office:value="0.27" calcext:value-type="float">
            <text:p>0.27</text:p>
          </table:table-cell>
          <table:table-cell table:formula="of:=[.D75]-[.B75]" office:value-type="float" office:value="0.015689" calcext:value-type="float">
            <text:p>0.015689</text:p>
          </table:table-cell>
          <table:table-cell table:formula="of:=[.D75]-[.C75]" office:value-type="float" office:value="0.03878" calcext:value-type="float">
            <text:p>0.03878</text:p>
          </table:table-cell>
          <table:table-cell table:formula="of:=([.D75]-[.B75])*([.D75]-[.B75])" office:value-type="float" office:value="0.000246144721" calcext:value-type="float">
            <text:p>0.0002461447</text:p>
          </table:table-cell>
          <table:table-cell table:formula="of:=([.C75]-[.D75])*([.C75]-[.D75])" office:value-type="float" office:value="0.0015038884" calcext:value-type="float">
            <text:p>0.001503888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5]-[.B75])*([.D75]-[.B75])" office:value-type="float" office:value="0.000246144721" calcext:value-type="float">
            <text:p>0.0002461447</text:p>
          </table:table-cell>
          <table:table-cell table:formula="of:=([.D75]-[.C75])*([.D75]-[.C75])" office:value-type="float" office:value="0.0015038884" calcext:value-type="float">
            <text:p>0.0015038884</text:p>
          </table:table-cell>
        </table:table-row>
        <table:table-row table:style-name="ro6">
          <table:table-cell/>
          <table:table-cell office:value-type="float" office:value="0.253541" calcext:value-type="float">
            <text:p>0.253541</text:p>
          </table:table-cell>
          <table:table-cell office:value-type="float" office:value="0.231769" calcext:value-type="float">
            <text:p>0.231769</text:p>
          </table:table-cell>
          <table:table-cell table:formula="of:=[.D75]" office:value-type="float" office:value="0.27" calcext:value-type="float">
            <text:p>0.27</text:p>
          </table:table-cell>
          <table:table-cell table:formula="of:=[.D76]-[.B76]" office:value-type="float" office:value="0.0164590000000001" calcext:value-type="float">
            <text:p>0.016459</text:p>
          </table:table-cell>
          <table:table-cell table:formula="of:=[.D76]-[.C76]" office:value-type="float" office:value="0.038231" calcext:value-type="float">
            <text:p>0.038231</text:p>
          </table:table-cell>
          <table:table-cell table:formula="of:=([.D76]-[.B76])*([.D76]-[.B76])" office:value-type="float" office:value="0.000270898681000002" calcext:value-type="float">
            <text:p>0.0002708987</text:p>
          </table:table-cell>
          <table:table-cell table:formula="of:=([.C76]-[.D76])*([.C76]-[.D76])" office:value-type="float" office:value="0.001461609361" calcext:value-type="float">
            <text:p>0.001461609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6]-[.B76])*([.D76]-[.B76])" office:value-type="float" office:value="0.000270898681000002" calcext:value-type="float">
            <text:p>0.0002708987</text:p>
          </table:table-cell>
          <table:table-cell table:formula="of:=([.D76]-[.C76])*([.D76]-[.C76])" office:value-type="float" office:value="0.001461609361" calcext:value-type="float">
            <text:p>0.0014616094</text:p>
          </table:table-cell>
        </table:table-row>
        <table:table-row table:style-name="ro6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2" calcext:value-type="float">
            <text:p>0.231782</text:p>
          </table:table-cell>
          <table:table-cell table:formula="of:=[.D76]" office:value-type="float" office:value="0.27" calcext:value-type="float">
            <text:p>0.27</text:p>
          </table:table-cell>
          <table:table-cell table:formula="of:=[.D77]-[.B77]" office:value-type="float" office:value="0.0167" calcext:value-type="float">
            <text:p>0.0167</text:p>
          </table:table-cell>
          <table:table-cell table:formula="of:=[.D77]-[.C77]" office:value-type="float" office:value="0.038218" calcext:value-type="float">
            <text:p>0.038218</text:p>
          </table:table-cell>
          <table:table-cell table:formula="of:=([.D77]-[.B77])*([.D77]-[.B77])" office:value-type="float" office:value="0.00027889" calcext:value-type="float">
            <text:p>0.00027889</text:p>
          </table:table-cell>
          <table:table-cell table:formula="of:=([.C77]-[.D77])*([.C77]-[.D77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7]-[.B77])*([.D77]-[.B77])" office:value-type="float" office:value="0.00027889" calcext:value-type="float">
            <text:p>0.00027889</text:p>
          </table:table-cell>
          <table:table-cell table:formula="of:=([.D77]-[.C77])*([.D77]-[.C77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764" calcext:value-type="float">
            <text:p>0.231764</text:p>
          </table:table-cell>
          <table:table-cell table:formula="of:=[.D77]" office:value-type="float" office:value="0.27" calcext:value-type="float">
            <text:p>0.27</text:p>
          </table:table-cell>
          <table:table-cell table:formula="of:=[.D78]-[.B78]" office:value-type="float" office:value="0.016456" calcext:value-type="float">
            <text:p>0.016456</text:p>
          </table:table-cell>
          <table:table-cell table:formula="of:=[.D78]-[.C78]" office:value-type="float" office:value="0.038236" calcext:value-type="float">
            <text:p>0.038236</text:p>
          </table:table-cell>
          <table:table-cell table:formula="of:=([.D78]-[.B78])*([.D78]-[.B78])" office:value-type="float" office:value="0.000270799936000001" calcext:value-type="float">
            <text:p>0.0002707999</text:p>
          </table:table-cell>
          <table:table-cell table:formula="of:=([.C78]-[.D78])*([.C78]-[.D78])" office:value-type="float" office:value="0.001461991696" calcext:value-type="float">
            <text:p>0.001461991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8]-[.B78])*([.D78]-[.B78])" office:value-type="float" office:value="0.000270799936000001" calcext:value-type="float">
            <text:p>0.0002707999</text:p>
          </table:table-cell>
          <table:table-cell table:formula="of:=([.D78]-[.C78])*([.D78]-[.C78])" office:value-type="float" office:value="0.001461991696" calcext:value-type="float">
            <text:p>0.0014619917</text:p>
          </table:table-cell>
        </table:table-row>
        <table:table-row table:style-name="ro6">
          <table:table-cell/>
          <table:table-cell office:value-type="float" office:value="0.253868" calcext:value-type="float">
            <text:p>0.253868</text:p>
          </table:table-cell>
          <table:table-cell office:value-type="float" office:value="0.231774" calcext:value-type="float">
            <text:p>0.231774</text:p>
          </table:table-cell>
          <table:table-cell table:formula="of:=[.D78]" office:value-type="float" office:value="0.27" calcext:value-type="float">
            <text:p>0.27</text:p>
          </table:table-cell>
          <table:table-cell table:formula="of:=[.D79]-[.B79]" office:value-type="float" office:value="0.016132" calcext:value-type="float">
            <text:p>0.016132</text:p>
          </table:table-cell>
          <table:table-cell table:formula="of:=[.D79]-[.C79]" office:value-type="float" office:value="0.038226" calcext:value-type="float">
            <text:p>0.038226</text:p>
          </table:table-cell>
          <table:table-cell table:formula="of:=([.D79]-[.B79])*([.D79]-[.B79])" office:value-type="float" office:value="0.000260241424000001" calcext:value-type="float">
            <text:p>0.0002602414</text:p>
          </table:table-cell>
          <table:table-cell table:formula="of:=([.C79]-[.D79])*([.C79]-[.D79])" office:value-type="float" office:value="0.001461227076" calcext:value-type="float">
            <text:p>0.001461227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79]-[.B79])*([.D79]-[.B79])" office:value-type="float" office:value="0.000260241424000001" calcext:value-type="float">
            <text:p>0.0002602414</text:p>
          </table:table-cell>
          <table:table-cell table:formula="of:=([.D79]-[.C79])*([.D79]-[.C79])" office:value-type="float" office:value="0.001461227076" calcext:value-type="float">
            <text:p>0.0014612271</text:p>
          </table:table-cell>
        </table:table-row>
        <table:table-row table:style-name="ro6">
          <table:table-cell/>
          <table:table-cell office:value-type="float" office:value="0.251503" calcext:value-type="float">
            <text:p>0.251503</text:p>
          </table:table-cell>
          <table:table-cell office:value-type="float" office:value="0.231762" calcext:value-type="float">
            <text:p>0.231762</text:p>
          </table:table-cell>
          <table:table-cell table:formula="of:=[.D79]" office:value-type="float" office:value="0.27" calcext:value-type="float">
            <text:p>0.27</text:p>
          </table:table-cell>
          <table:table-cell table:formula="of:=[.D80]-[.B80]" office:value-type="float" office:value="0.018497" calcext:value-type="float">
            <text:p>0.018497</text:p>
          </table:table-cell>
          <table:table-cell table:formula="of:=[.D80]-[.C80]" office:value-type="float" office:value="0.038238" calcext:value-type="float">
            <text:p>0.038238</text:p>
          </table:table-cell>
          <table:table-cell table:formula="of:=([.D80]-[.B80])*([.D80]-[.B80])" office:value-type="float" office:value="0.000342139009000002" calcext:value-type="float">
            <text:p>0.000342139</text:p>
          </table:table-cell>
          <table:table-cell table:formula="of:=([.C80]-[.D80])*([.C80]-[.D80])" office:value-type="float" office:value="0.001462144644" calcext:value-type="float">
            <text:p>0.0014621446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0]-[.B80])*([.D80]-[.B80])" office:value-type="float" office:value="0.000342139009000002" calcext:value-type="float">
            <text:p>0.000342139</text:p>
          </table:table-cell>
          <table:table-cell table:formula="of:=([.D80]-[.C80])*([.D80]-[.C80])" office:value-type="float" office:value="0.001462144644" calcext:value-type="float">
            <text:p>0.0014621446</text:p>
          </table:table-cell>
        </table:table-row>
        <table:table-row table:style-name="ro6">
          <table:table-cell/>
          <table:table-cell office:value-type="float" office:value="0.254031" calcext:value-type="float">
            <text:p>0.254031</text:p>
          </table:table-cell>
          <table:table-cell office:value-type="float" office:value="0.231783" calcext:value-type="float">
            <text:p>0.231783</text:p>
          </table:table-cell>
          <table:table-cell table:formula="of:=[.D80]" office:value-type="float" office:value="0.27" calcext:value-type="float">
            <text:p>0.27</text:p>
          </table:table-cell>
          <table:table-cell table:formula="of:=[.D81]-[.B81]" office:value-type="float" office:value="0.015969" calcext:value-type="float">
            <text:p>0.015969</text:p>
          </table:table-cell>
          <table:table-cell table:formula="of:=[.D81]-[.C81]" office:value-type="float" office:value="0.038217" calcext:value-type="float">
            <text:p>0.038217</text:p>
          </table:table-cell>
          <table:table-cell table:formula="of:=([.D81]-[.B81])*([.D81]-[.B81])" office:value-type="float" office:value="0.000255008961" calcext:value-type="float">
            <text:p>0.000255009</text:p>
          </table:table-cell>
          <table:table-cell table:formula="of:=([.C81]-[.D81])*([.C81]-[.D81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1]-[.B81])*([.D81]-[.B81])" office:value-type="float" office:value="0.000255008961" calcext:value-type="float">
            <text:p>0.000255009</text:p>
          </table:table-cell>
          <table:table-cell table:formula="of:=([.D81]-[.C81])*([.D81]-[.C81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3589" calcext:value-type="float">
            <text:p>0.253589</text:p>
          </table:table-cell>
          <table:table-cell office:value-type="float" office:value="0.231767" calcext:value-type="float">
            <text:p>0.231767</text:p>
          </table:table-cell>
          <table:table-cell table:formula="of:=[.D81]" office:value-type="float" office:value="0.27" calcext:value-type="float">
            <text:p>0.27</text:p>
          </table:table-cell>
          <table:table-cell table:formula="of:=[.D82]-[.B82]" office:value-type="float" office:value="0.016411" calcext:value-type="float">
            <text:p>0.016411</text:p>
          </table:table-cell>
          <table:table-cell table:formula="of:=[.D82]-[.C82]" office:value-type="float" office:value="0.038233" calcext:value-type="float">
            <text:p>0.038233</text:p>
          </table:table-cell>
          <table:table-cell table:formula="of:=([.D82]-[.B82])*([.D82]-[.B82])" office:value-type="float" office:value="0.000269320921" calcext:value-type="float">
            <text:p>0.0002693209</text:p>
          </table:table-cell>
          <table:table-cell table:formula="of:=([.C82]-[.D82])*([.C82]-[.D82])" office:value-type="float" office:value="0.001461762289" calcext:value-type="float">
            <text:p>0.0014617623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2]-[.B82])*([.D82]-[.B82])" office:value-type="float" office:value="0.000269320921" calcext:value-type="float">
            <text:p>0.0002693209</text:p>
          </table:table-cell>
          <table:table-cell table:formula="of:=([.D82]-[.C82])*([.D82]-[.C82])" office:value-type="float" office:value="0.001461762289" calcext:value-type="float">
            <text:p>0.0014617623</text:p>
          </table:table-cell>
        </table:table-row>
        <table:table-row table:style-name="ro6">
          <table:table-cell/>
          <table:table-cell office:value-type="float" office:value="0.254354" calcext:value-type="float">
            <text:p>0.254354</text:p>
          </table:table-cell>
          <table:table-cell office:value-type="float" office:value="0.231784" calcext:value-type="float">
            <text:p>0.231784</text:p>
          </table:table-cell>
          <table:table-cell table:formula="of:=[.D82]" office:value-type="float" office:value="0.27" calcext:value-type="float">
            <text:p>0.27</text:p>
          </table:table-cell>
          <table:table-cell table:formula="of:=[.D83]-[.B83]" office:value-type="float" office:value="0.0156460000000001" calcext:value-type="float">
            <text:p>0.015646</text:p>
          </table:table-cell>
          <table:table-cell table:formula="of:=[.D83]-[.C83]" office:value-type="float" office:value="0.038216" calcext:value-type="float">
            <text:p>0.038216</text:p>
          </table:table-cell>
          <table:table-cell table:formula="of:=([.D83]-[.B83])*([.D83]-[.B83])" office:value-type="float" office:value="0.000244797316000002" calcext:value-type="float">
            <text:p>0.0002447973</text:p>
          </table:table-cell>
          <table:table-cell table:formula="of:=([.C83]-[.D83])*([.C83]-[.D83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3]-[.B83])*([.D83]-[.B83])" office:value-type="float" office:value="0.000244797316000002" calcext:value-type="float">
            <text:p>0.0002447973</text:p>
          </table:table-cell>
          <table:table-cell table:formula="of:=([.D83]-[.C83])*([.D83]-[.C83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3233" calcext:value-type="float">
            <text:p>0.253233</text:p>
          </table:table-cell>
          <table:table-cell office:value-type="float" office:value="0.231782" calcext:value-type="float">
            <text:p>0.231782</text:p>
          </table:table-cell>
          <table:table-cell table:formula="of:=[.D83]" office:value-type="float" office:value="0.27" calcext:value-type="float">
            <text:p>0.27</text:p>
          </table:table-cell>
          <table:table-cell table:formula="of:=[.D84]-[.B84]" office:value-type="float" office:value="0.016767" calcext:value-type="float">
            <text:p>0.016767</text:p>
          </table:table-cell>
          <table:table-cell table:formula="of:=[.D84]-[.C84]" office:value-type="float" office:value="0.038218" calcext:value-type="float">
            <text:p>0.038218</text:p>
          </table:table-cell>
          <table:table-cell table:formula="of:=([.D84]-[.B84])*([.D84]-[.B84])" office:value-type="float" office:value="0.000281132289000001" calcext:value-type="float">
            <text:p>0.0002811323</text:p>
          </table:table-cell>
          <table:table-cell table:formula="of:=([.C84]-[.D84])*([.C84]-[.D84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4]-[.B84])*([.D84]-[.B84])" office:value-type="float" office:value="0.000281132289000001" calcext:value-type="float">
            <text:p>0.0002811323</text:p>
          </table:table-cell>
          <table:table-cell table:formula="of:=([.D84]-[.C84])*([.D84]-[.C84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28" calcext:value-type="float">
            <text:p>0.252800</text:p>
          </table:table-cell>
          <table:table-cell office:value-type="float" office:value="0.231784" calcext:value-type="float">
            <text:p>0.231784</text:p>
          </table:table-cell>
          <table:table-cell table:formula="of:=[.D84]" office:value-type="float" office:value="0.27" calcext:value-type="float">
            <text:p>0.27</text:p>
          </table:table-cell>
          <table:table-cell table:formula="of:=[.D85]-[.B85]" office:value-type="float" office:value="0.0172" calcext:value-type="float">
            <text:p>0.0172</text:p>
          </table:table-cell>
          <table:table-cell table:formula="of:=[.D85]-[.C85]" office:value-type="float" office:value="0.038216" calcext:value-type="float">
            <text:p>0.038216</text:p>
          </table:table-cell>
          <table:table-cell table:formula="of:=([.D85]-[.B85])*([.D85]-[.B85])" office:value-type="float" office:value="0.00029584" calcext:value-type="float">
            <text:p>0.00029584</text:p>
          </table:table-cell>
          <table:table-cell table:formula="of:=([.C85]-[.D85])*([.C85]-[.D85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5]-[.B85])*([.D85]-[.B85])" office:value-type="float" office:value="0.00029584" calcext:value-type="float">
            <text:p>0.00029584</text:p>
          </table:table-cell>
          <table:table-cell table:formula="of:=([.D85]-[.C85])*([.D85]-[.C85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7323" calcext:value-type="float">
            <text:p>0.257323</text:p>
          </table:table-cell>
          <table:table-cell office:value-type="float" office:value="0.231774" calcext:value-type="float">
            <text:p>0.231774</text:p>
          </table:table-cell>
          <table:table-cell table:formula="of:=[.D85]" office:value-type="float" office:value="0.27" calcext:value-type="float">
            <text:p>0.27</text:p>
          </table:table-cell>
          <table:table-cell table:formula="of:=[.D86]-[.B86]" office:value-type="float" office:value="0.0126770000000001" calcext:value-type="float">
            <text:p>0.012677</text:p>
          </table:table-cell>
          <table:table-cell table:formula="of:=[.D86]-[.C86]" office:value-type="float" office:value="0.038226" calcext:value-type="float">
            <text:p>0.038226</text:p>
          </table:table-cell>
          <table:table-cell table:formula="of:=([.D86]-[.B86])*([.D86]-[.B86])" office:value-type="float" office:value="0.000160706329000001" calcext:value-type="float">
            <text:p>0.0001607063</text:p>
          </table:table-cell>
          <table:table-cell table:formula="of:=([.C86]-[.D86])*([.C86]-[.D86])" office:value-type="float" office:value="0.001461227076" calcext:value-type="float">
            <text:p>0.001461227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6]-[.B86])*([.D86]-[.B86])" office:value-type="float" office:value="0.000160706329000001" calcext:value-type="float">
            <text:p>0.0001607063</text:p>
          </table:table-cell>
          <table:table-cell table:formula="of:=([.D86]-[.C86])*([.D86]-[.C86])" office:value-type="float" office:value="0.001461227076" calcext:value-type="float">
            <text:p>0.0014612271</text:p>
          </table:table-cell>
        </table:table-row>
        <table:table-row table:style-name="ro6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6" calcext:value-type="float">
            <text:p>0.231766</text:p>
          </table:table-cell>
          <table:table-cell table:formula="of:=[.D86]" office:value-type="float" office:value="0.27" calcext:value-type="float">
            <text:p>0.27</text:p>
          </table:table-cell>
          <table:table-cell table:formula="of:=[.D87]-[.B87]" office:value-type="float" office:value="0.015673" calcext:value-type="float">
            <text:p>0.015673</text:p>
          </table:table-cell>
          <table:table-cell table:formula="of:=[.D87]-[.C87]" office:value-type="float" office:value="0.038234" calcext:value-type="float">
            <text:p>0.038234</text:p>
          </table:table-cell>
          <table:table-cell table:formula="of:=([.D87]-[.B87])*([.D87]-[.B87])" office:value-type="float" office:value="0.000245642929000001" calcext:value-type="float">
            <text:p>0.0002456429</text:p>
          </table:table-cell>
          <table:table-cell table:formula="of:=([.C87]-[.D87])*([.C87]-[.D87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7]-[.B87])*([.D87]-[.B87])" office:value-type="float" office:value="0.000245642929000001" calcext:value-type="float">
            <text:p>0.0002456429</text:p>
          </table:table-cell>
          <table:table-cell table:formula="of:=([.D87]-[.C87])*([.D87]-[.C87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82" calcext:value-type="float">
            <text:p>0.231782</text:p>
          </table:table-cell>
          <table:table-cell table:formula="of:=[.D87]" office:value-type="float" office:value="0.27" calcext:value-type="float">
            <text:p>0.27</text:p>
          </table:table-cell>
          <table:table-cell table:formula="of:=[.D88]-[.B88]" office:value-type="float" office:value="0.01653" calcext:value-type="float">
            <text:p>0.01653</text:p>
          </table:table-cell>
          <table:table-cell table:formula="of:=[.D88]-[.C88]" office:value-type="float" office:value="0.038218" calcext:value-type="float">
            <text:p>0.038218</text:p>
          </table:table-cell>
          <table:table-cell table:formula="of:=([.D88]-[.B88])*([.D88]-[.B88])" office:value-type="float" office:value="0.0002732409" calcext:value-type="float">
            <text:p>0.0002732409</text:p>
          </table:table-cell>
          <table:table-cell table:formula="of:=([.C88]-[.D88])*([.C88]-[.D88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8]-[.B88])*([.D88]-[.B88])" office:value-type="float" office:value="0.0002732409" calcext:value-type="float">
            <text:p>0.0002732409</text:p>
          </table:table-cell>
          <table:table-cell table:formula="of:=([.D88]-[.C88])*([.D88]-[.C88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67" calcext:value-type="float">
            <text:p>0.231767</text:p>
          </table:table-cell>
          <table:table-cell table:formula="of:=[.D88]" office:value-type="float" office:value="0.27" calcext:value-type="float">
            <text:p>0.27</text:p>
          </table:table-cell>
          <table:table-cell table:formula="of:=[.D89]-[.B89]" office:value-type="float" office:value="0.0150420000000001" calcext:value-type="float">
            <text:p>0.015042</text:p>
          </table:table-cell>
          <table:table-cell table:formula="of:=[.D89]-[.C89]" office:value-type="float" office:value="0.038233" calcext:value-type="float">
            <text:p>0.038233</text:p>
          </table:table-cell>
          <table:table-cell table:formula="of:=([.D89]-[.B89])*([.D89]-[.B89])" office:value-type="float" office:value="0.000226261764000002" calcext:value-type="float">
            <text:p>0.0002262618</text:p>
          </table:table-cell>
          <table:table-cell table:formula="of:=([.C89]-[.D89])*([.C89]-[.D89])" office:value-type="float" office:value="0.001461762289" calcext:value-type="float">
            <text:p>0.0014617623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89]-[.B89])*([.D89]-[.B89])" office:value-type="float" office:value="0.000226261764000002" calcext:value-type="float">
            <text:p>0.0002262618</text:p>
          </table:table-cell>
          <table:table-cell table:formula="of:=([.D89]-[.C89])*([.D89]-[.C89])" office:value-type="float" office:value="0.001461762289" calcext:value-type="float">
            <text:p>0.0014617623</text:p>
          </table:table-cell>
        </table:table-row>
        <table:table-row table:style-name="ro6">
          <table:table-cell/>
          <table:table-cell office:value-type="float" office:value="0.252636" calcext:value-type="float">
            <text:p>0.252636</text:p>
          </table:table-cell>
          <table:table-cell office:value-type="float" office:value="0.231766" calcext:value-type="float">
            <text:p>0.231766</text:p>
          </table:table-cell>
          <table:table-cell table:formula="of:=[.D89]" office:value-type="float" office:value="0.27" calcext:value-type="float">
            <text:p>0.27</text:p>
          </table:table-cell>
          <table:table-cell table:formula="of:=[.D90]-[.B90]" office:value-type="float" office:value="0.017364" calcext:value-type="float">
            <text:p>0.017364</text:p>
          </table:table-cell>
          <table:table-cell table:formula="of:=[.D90]-[.C90]" office:value-type="float" office:value="0.038234" calcext:value-type="float">
            <text:p>0.038234</text:p>
          </table:table-cell>
          <table:table-cell table:formula="of:=([.D90]-[.B90])*([.D90]-[.B90])" office:value-type="float" office:value="0.000301508496000002" calcext:value-type="float">
            <text:p>0.0003015085</text:p>
          </table:table-cell>
          <table:table-cell table:formula="of:=([.C90]-[.D90])*([.C90]-[.D90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0]-[.B90])*([.D90]-[.B90])" office:value-type="float" office:value="0.000301508496000002" calcext:value-type="float">
            <text:p>0.0003015085</text:p>
          </table:table-cell>
          <table:table-cell table:formula="of:=([.D90]-[.C90])*([.D90]-[.C90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90]" office:value-type="float" office:value="0.27" calcext:value-type="float">
            <text:p>0.27</text:p>
          </table:table-cell>
          <table:table-cell table:formula="of:=[.D91]-[.B91]" office:value-type="float" office:value="0.0167" calcext:value-type="float">
            <text:p>0.0167</text:p>
          </table:table-cell>
          <table:table-cell table:formula="of:=[.D91]-[.C91]" office:value-type="float" office:value="0.03822" calcext:value-type="float">
            <text:p>0.03822</text:p>
          </table:table-cell>
          <table:table-cell table:formula="of:=([.D91]-[.B91])*([.D91]-[.B91])" office:value-type="float" office:value="0.00027889" calcext:value-type="float">
            <text:p>0.00027889</text:p>
          </table:table-cell>
          <table:table-cell table:formula="of:=([.C91]-[.D91])*([.C91]-[.D91])" office:value-type="float" office:value="0.0014607684" calcext:value-type="float">
            <text:p>0.001460768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1]-[.B91])*([.D91]-[.B91])" office:value-type="float" office:value="0.00027889" calcext:value-type="float">
            <text:p>0.00027889</text:p>
          </table:table-cell>
          <table:table-cell table:formula="of:=([.D91]-[.C91])*([.D91]-[.C91])" office:value-type="float" office:value="0.0014607684" calcext:value-type="float">
            <text:p>0.0014607684</text:p>
          </table:table-cell>
        </table:table-row>
        <table:table-row table:style-name="ro6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91]" office:value-type="float" office:value="0.27" calcext:value-type="float">
            <text:p>0.27</text:p>
          </table:table-cell>
          <table:table-cell table:formula="of:=[.D92]-[.B92]" office:value-type="float" office:value="0.017726" calcext:value-type="float">
            <text:p>0.017726</text:p>
          </table:table-cell>
          <table:table-cell table:formula="of:=[.D92]-[.C92]" office:value-type="float" office:value="0.038217" calcext:value-type="float">
            <text:p>0.038217</text:p>
          </table:table-cell>
          <table:table-cell table:formula="of:=([.D92]-[.B92])*([.D92]-[.B92])" office:value-type="float" office:value="0.000314211076000001" calcext:value-type="float">
            <text:p>0.0003142111</text:p>
          </table:table-cell>
          <table:table-cell table:formula="of:=([.C92]-[.D92])*([.C92]-[.D92])" office:value-type="float" office:value="0.001460539089" calcext:value-type="float">
            <text:p>0.0014605391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2]-[.B92])*([.D92]-[.B92])" office:value-type="float" office:value="0.000314211076000001" calcext:value-type="float">
            <text:p>0.0003142111</text:p>
          </table:table-cell>
          <table:table-cell table:formula="of:=([.D92]-[.C92])*([.D92]-[.C92])" office:value-type="float" office:value="0.001460539089" calcext:value-type="float">
            <text:p>0.0014605391</text:p>
          </table:table-cell>
        </table:table-row>
        <table:table-row table:style-name="ro6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66" calcext:value-type="float">
            <text:p>0.231766</text:p>
          </table:table-cell>
          <table:table-cell table:formula="of:=[.D92]" office:value-type="float" office:value="0.27" calcext:value-type="float">
            <text:p>0.27</text:p>
          </table:table-cell>
          <table:table-cell table:formula="of:=[.D93]-[.B93]" office:value-type="float" office:value="0.0167620000000001" calcext:value-type="float">
            <text:p>0.016762</text:p>
          </table:table-cell>
          <table:table-cell table:formula="of:=[.D93]-[.C93]" office:value-type="float" office:value="0.038234" calcext:value-type="float">
            <text:p>0.038234</text:p>
          </table:table-cell>
          <table:table-cell table:formula="of:=([.D93]-[.B93])*([.D93]-[.B93])" office:value-type="float" office:value="0.000280964644000002" calcext:value-type="float">
            <text:p>0.0002809646</text:p>
          </table:table-cell>
          <table:table-cell table:formula="of:=([.C93]-[.D93])*([.C93]-[.D93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3]-[.B93])*([.D93]-[.B93])" office:value-type="float" office:value="0.000280964644000002" calcext:value-type="float">
            <text:p>0.0002809646</text:p>
          </table:table-cell>
          <table:table-cell table:formula="of:=([.D93]-[.C93])*([.D93]-[.C93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4423" calcext:value-type="float">
            <text:p>0.254423</text:p>
          </table:table-cell>
          <table:table-cell office:value-type="float" office:value="0.23122" calcext:value-type="float">
            <text:p>0.231220</text:p>
          </table:table-cell>
          <table:table-cell table:formula="of:=[.D93]" office:value-type="float" office:value="0.27" calcext:value-type="float">
            <text:p>0.27</text:p>
          </table:table-cell>
          <table:table-cell table:formula="of:=[.D94]-[.B94]" office:value-type="float" office:value="0.015577" calcext:value-type="float">
            <text:p>0.015577</text:p>
          </table:table-cell>
          <table:table-cell table:formula="of:=[.D94]-[.C94]" office:value-type="float" office:value="0.03878" calcext:value-type="float">
            <text:p>0.03878</text:p>
          </table:table-cell>
          <table:table-cell table:formula="of:=([.D94]-[.B94])*([.D94]-[.B94])" office:value-type="float" office:value="0.000242642929" calcext:value-type="float">
            <text:p>0.0002426429</text:p>
          </table:table-cell>
          <table:table-cell table:formula="of:=([.C94]-[.D94])*([.C94]-[.D94])" office:value-type="float" office:value="0.0015038884" calcext:value-type="float">
            <text:p>0.0015038884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4]-[.B94])*([.D94]-[.B94])" office:value-type="float" office:value="0.000242642929" calcext:value-type="float">
            <text:p>0.0002426429</text:p>
          </table:table-cell>
          <table:table-cell table:formula="of:=([.D94]-[.C94])*([.D94]-[.C94])" office:value-type="float" office:value="0.0015038884" calcext:value-type="float">
            <text:p>0.0015038884</text:p>
          </table:table-cell>
        </table:table-row>
        <table:table-row table:style-name="ro6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94]" office:value-type="float" office:value="0.27" calcext:value-type="float">
            <text:p>0.27</text:p>
          </table:table-cell>
          <table:table-cell table:formula="of:=[.D95]-[.B95]" office:value-type="float" office:value="0.0177060000000001" calcext:value-type="float">
            <text:p>0.017706</text:p>
          </table:table-cell>
          <table:table-cell table:formula="of:=[.D95]-[.C95]" office:value-type="float" office:value="0.038234" calcext:value-type="float">
            <text:p>0.038234</text:p>
          </table:table-cell>
          <table:table-cell table:formula="of:=([.D95]-[.B95])*([.D95]-[.B95])" office:value-type="float" office:value="0.000313502436000002" calcext:value-type="float">
            <text:p>0.0003135024</text:p>
          </table:table-cell>
          <table:table-cell table:formula="of:=([.C95]-[.D95])*([.C95]-[.D95])" office:value-type="float" office:value="0.001461838756" calcext:value-type="float">
            <text:p>0.0014618388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5]-[.B95])*([.D95]-[.B95])" office:value-type="float" office:value="0.000313502436000002" calcext:value-type="float">
            <text:p>0.0003135024</text:p>
          </table:table-cell>
          <table:table-cell table:formula="of:=([.D95]-[.C95])*([.D95]-[.C95])" office:value-type="float" office:value="0.001461838756" calcext:value-type="float">
            <text:p>0.0014618388</text:p>
          </table:table-cell>
        </table:table-row>
        <table:table-row table:style-name="ro6">
          <table:table-cell/>
          <table:table-cell office:value-type="float" office:value="0.254139" calcext:value-type="float">
            <text:p>0.254139</text:p>
          </table:table-cell>
          <table:table-cell office:value-type="float" office:value="0.231773" calcext:value-type="float">
            <text:p>0.231773</text:p>
          </table:table-cell>
          <table:table-cell table:formula="of:=[.D95]" office:value-type="float" office:value="0.27" calcext:value-type="float">
            <text:p>0.27</text:p>
          </table:table-cell>
          <table:table-cell table:formula="of:=[.D96]-[.B96]" office:value-type="float" office:value="0.015861" calcext:value-type="float">
            <text:p>0.015861</text:p>
          </table:table-cell>
          <table:table-cell table:formula="of:=[.D96]-[.C96]" office:value-type="float" office:value="0.038227" calcext:value-type="float">
            <text:p>0.038227</text:p>
          </table:table-cell>
          <table:table-cell table:formula="of:=([.D96]-[.B96])*([.D96]-[.B96])" office:value-type="float" office:value="0.000251571321" calcext:value-type="float">
            <text:p>0.0002515713</text:p>
          </table:table-cell>
          <table:table-cell table:formula="of:=([.C96]-[.D96])*([.C96]-[.D96])" office:value-type="float" office:value="0.001461303529" calcext:value-type="float">
            <text:p>0.001461303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6]-[.B96])*([.D96]-[.B96])" office:value-type="float" office:value="0.000251571321" calcext:value-type="float">
            <text:p>0.0002515713</text:p>
          </table:table-cell>
          <table:table-cell table:formula="of:=([.D96]-[.C96])*([.D96]-[.C96])" office:value-type="float" office:value="0.001461303529" calcext:value-type="float">
            <text:p>0.0014613035</text:p>
          </table:table-cell>
        </table:table-row>
        <table:table-row table:style-name="ro6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23" calcext:value-type="float">
            <text:p>0.231230</text:p>
          </table:table-cell>
          <table:table-cell table:formula="of:=[.D96]" office:value-type="float" office:value="0.27" calcext:value-type="float">
            <text:p>0.27</text:p>
          </table:table-cell>
          <table:table-cell table:formula="of:=[.D97]-[.B97]" office:value-type="float" office:value="0.014945" calcext:value-type="float">
            <text:p>0.014945</text:p>
          </table:table-cell>
          <table:table-cell table:formula="of:=[.D97]-[.C97]" office:value-type="float" office:value="0.03877" calcext:value-type="float">
            <text:p>0.03877</text:p>
          </table:table-cell>
          <table:table-cell table:formula="of:=([.D97]-[.B97])*([.D97]-[.B97])" office:value-type="float" office:value="0.000223353025000001" calcext:value-type="float">
            <text:p>0.000223353</text:p>
          </table:table-cell>
          <table:table-cell table:formula="of:=([.C97]-[.D97])*([.C97]-[.D97])" office:value-type="float" office:value="0.0015031129" calcext:value-type="float">
            <text:p>0.0015031129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7]-[.B97])*([.D97]-[.B97])" office:value-type="float" office:value="0.000223353025000001" calcext:value-type="float">
            <text:p>0.000223353</text:p>
          </table:table-cell>
          <table:table-cell table:formula="of:=([.D97]-[.C97])*([.D97]-[.C97])" office:value-type="float" office:value="0.0015031129" calcext:value-type="float">
            <text:p>0.0015031129</text:p>
          </table:table-cell>
        </table:table-row>
        <table:table-row table:style-name="ro6">
          <table:table-cell/>
          <table:table-cell office:value-type="float" office:value="0.253237" calcext:value-type="float">
            <text:p>0.253237</text:p>
          </table:table-cell>
          <table:table-cell office:value-type="float" office:value="0.231782" calcext:value-type="float">
            <text:p>0.231782</text:p>
          </table:table-cell>
          <table:table-cell table:formula="of:=[.D97]" office:value-type="float" office:value="0.27" calcext:value-type="float">
            <text:p>0.27</text:p>
          </table:table-cell>
          <table:table-cell table:formula="of:=[.D98]-[.B98]" office:value-type="float" office:value="0.016763" calcext:value-type="float">
            <text:p>0.016763</text:p>
          </table:table-cell>
          <table:table-cell table:formula="of:=[.D98]-[.C98]" office:value-type="float" office:value="0.038218" calcext:value-type="float">
            <text:p>0.038218</text:p>
          </table:table-cell>
          <table:table-cell table:formula="of:=([.D98]-[.B98])*([.D98]-[.B98])" office:value-type="float" office:value="0.000280998169000001" calcext:value-type="float">
            <text:p>0.0002809982</text:p>
          </table:table-cell>
          <table:table-cell table:formula="of:=([.C98]-[.D98])*([.C98]-[.D98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8]-[.B98])*([.D98]-[.B98])" office:value-type="float" office:value="0.000280998169000001" calcext:value-type="float">
            <text:p>0.0002809982</text:p>
          </table:table-cell>
          <table:table-cell table:formula="of:=([.D98]-[.C98])*([.D98]-[.C98])" office:value-type="float" office:value="0.001460615524" calcext:value-type="float">
            <text:p>0.0014606155</text:p>
          </table:table-cell>
        </table:table-row>
        <table:table-row table:style-name="ro6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98]" office:value-type="float" office:value="0.27" calcext:value-type="float">
            <text:p>0.27</text:p>
          </table:table-cell>
          <table:table-cell table:formula="of:=[.D99]-[.B99]" office:value-type="float" office:value="0.016527" calcext:value-type="float">
            <text:p>0.016527</text:p>
          </table:table-cell>
          <table:table-cell table:formula="of:=[.D99]-[.C99]" office:value-type="float" office:value="0.038233" calcext:value-type="float">
            <text:p>0.038233</text:p>
          </table:table-cell>
          <table:table-cell table:formula="of:=([.D99]-[.B99])*([.D99]-[.B99])" office:value-type="float" office:value="0.000273141729" calcext:value-type="float">
            <text:p>0.0002731417</text:p>
          </table:table-cell>
          <table:table-cell table:formula="of:=([.C99]-[.D99])*([.C99]-[.D99])" office:value-type="float" office:value="0.001461762289" calcext:value-type="float">
            <text:p>0.0014617623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99]-[.B99])*([.D99]-[.B99])" office:value-type="float" office:value="0.000273141729" calcext:value-type="float">
            <text:p>0.0002731417</text:p>
          </table:table-cell>
          <table:table-cell table:formula="of:=([.D99]-[.C99])*([.D99]-[.C99])" office:value-type="float" office:value="0.001461762289" calcext:value-type="float">
            <text:p>0.0014617623</text:p>
          </table:table-cell>
        </table:table-row>
        <table:table-row table:style-name="ro6">
          <table:table-cell/>
          <table:table-cell office:value-type="float" office:value="0.252414" calcext:value-type="float">
            <text:p>0.252414</text:p>
          </table:table-cell>
          <table:table-cell office:value-type="float" office:value="0.231784" calcext:value-type="float">
            <text:p>0.231784</text:p>
          </table:table-cell>
          <table:table-cell table:formula="of:=[.D99]" office:value-type="float" office:value="0.27" calcext:value-type="float">
            <text:p>0.27</text:p>
          </table:table-cell>
          <table:table-cell table:formula="of:=[.D100]-[.B100]" office:value-type="float" office:value="0.017586" calcext:value-type="float">
            <text:p>0.017586</text:p>
          </table:table-cell>
          <table:table-cell table:formula="of:=[.D100]-[.C100]" office:value-type="float" office:value="0.038216" calcext:value-type="float">
            <text:p>0.038216</text:p>
          </table:table-cell>
          <table:table-cell table:formula="of:=([.D100]-[.B100])*([.D100]-[.B100])" office:value-type="float" office:value="0.000309267396000002" calcext:value-type="float">
            <text:p>0.0003092674</text:p>
          </table:table-cell>
          <table:table-cell table:formula="of:=([.C100]-[.D100])*([.C100]-[.D100])" office:value-type="float" office:value="0.001460462656" calcext:value-type="float">
            <text:p>0.0014604627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formula="of:=([.D100]-[.B100])*([.D100]-[.B100])" office:value-type="float" office:value="0.000309267396000002" calcext:value-type="float">
            <text:p>0.0003092674</text:p>
          </table:table-cell>
          <table:table-cell table:formula="of:=([.D100]-[.C100])*([.D100]-[.C100])" office:value-type="float" office:value="0.001460462656" calcext:value-type="float">
            <text:p>0.0014604627</text:p>
          </table:table-cell>
        </table:table-row>
        <table:table-row table:style-name="ro6">
          <table:table-cell/>
          <table:table-cell office:value-type="float" office:value="0.256501" calcext:value-type="float">
            <text:p>0.256501</text:p>
          </table:table-cell>
          <table:table-cell office:value-type="float" office:value="0.231782" calcext:value-type="float">
            <text:p>0.231782</text:p>
          </table:table-cell>
          <table:table-cell table:formula="of:=[.D100]" office:value-type="float" office:value="0.27" calcext:value-type="float">
            <text:p>0.27</text:p>
          </table:table-cell>
          <table:table-cell table:formula="of:=[.D101]-[.B101]" office:value-type="float" office:value="0.013499" calcext:value-type="float">
            <text:p>0.013499</text:p>
          </table:table-cell>
          <table:table-cell table:formula="of:=[.D101]-[.C101]" office:value-type="float" office:value="0.038218" calcext:value-type="float">
            <text:p>0.038218</text:p>
          </table:table-cell>
          <table:table-cell table:formula="of:=([.D101]-[.B101])*([.D101]-[.B101])" office:value-type="float" office:value="0.000182223001000001" calcext:value-type="float">
            <text:p>0.000182223</text:p>
          </table:table-cell>
          <table:table-cell table:formula="of:=([.C101]-[.D101])*([.C101]-[.D101])" office:value-type="float" office:value="0.001460615524" calcext:value-type="float">
            <text:p>0.0014606155</text:p>
          </table:table-cell>
          <table:table-cell table:style-name="ce7" table:formula="of:=[.$B$104]" office:value-type="float" office:value="0.25403" calcext:value-type="float">
            <text:p>0.254030</text:p>
          </table:table-cell>
          <table:table-cell table:style-name="ce7" table:formula="of:=[.$C$104]" office:value-type="float" office:value="0.231774" calcext:value-type="float">
            <text:p>0.231774</text:p>
          </table:table-cell>
          <table:table-cell table:number-columns-repeated="2"/>
        </table:table-row>
        <table:table-row table:style-name="ro3">
          <table:table-cell table:number-columns-repeated="9"/>
          <table:table-cell table:formula="of:=SUM([.G2:.G101])/100" office:value-type="float" office:value="0.000256002277990001" calcext:value-type="float">
            <text:p>0.0002560023</text:p>
          </table:table-cell>
          <table:table-cell table:formula="of:=SUM([.H2:.H101])/100" office:value-type="float" office:value="0.00146818676946" calcext:value-type="float">
            <text:p>0.0014681868</text:p>
          </table:table-cell>
          <table:table-cell/>
        </table:table-row>
        <table:table-row table:style-name="ro3">
          <table:table-cell table:number-columns-repeated="4"/>
          <table:table-cell table:formula="of:=SUM([.E2:.E101])" office:value-type="float" office:value="1.594467" calcext:value-type="float">
            <text:p>1.594467</text:p>
          </table:table-cell>
          <table:table-cell table:formula="of:=SUM([.F2:.F101])" office:value-type="float" office:value="3.831638" calcext:value-type="float">
            <text:p>3.831638</text:p>
          </table:table-cell>
          <table:table-cell table:style-name="ce11" office:value-type="string" calcext:value-type="string" table:number-columns-spanned="2" table:number-rows-spanned="1">
            <text:p>Error cuadrático medio</text:p>
          </table:table-cell>
          <table:covered-table-cell/>
          <table:table-cell table:number-columns-repeated="4"/>
        </table:table-row>
        <table:table-row table:style-name="ro6">
          <table:table-cell table:style-name="ce3" office:value-type="string" calcext:value-type="string">
            <text:p>Media:</text:p>
          </table:table-cell>
          <table:table-cell table:style-name="ce7" table:formula="of:=MEDIAN([.B2:.B101])" office:value-type="float" office:value="0.25403" calcext:value-type="float">
            <text:p>0.254030</text:p>
          </table:table-cell>
          <table:table-cell table:style-name="ce7" table:formula="of:=MEDIAN([.C2:.C101])" office:value-type="float" office:value="0.231774" calcext:value-type="float">
            <text:p>0.231774</text:p>
          </table:table-cell>
          <table:table-cell table:style-name="ce3" table:number-columns-repeated="3"/>
          <table:table-cell table:style-name="ce3" table:formula="of:=MEDIAN([.G2:.G101])" office:value-type="float" office:value="0.000255040899999999" calcext:value-type="float">
            <text:p>0.0002550409</text:p>
          </table:table-cell>
          <table:table-cell table:style-name="ce3" table:formula="of:=MEDIAN([.H2:.H101])" office:value-type="float" office:value="0.001461227076" calcext:value-type="float">
            <text:p>0.0014612271</text:p>
          </table:table-cell>
          <table:table-cell table:number-columns-repeated="4"/>
        </table:table-row>
        <table:table-row table:style-name="ro3">
          <table:table-cell/>
          <table:table-cell table:style-name="ce8" table:formula="of:=VAR([.B2:.B101])" office:value-type="float" office:value="0.00000178765311222221" calcext:value-type="float">
            <text:p>1.79E-06</text:p>
          </table:table-cell>
          <table:table-cell table:style-name="ce8" table:formula="of:=VAR([.C2:.C101])" office:value-type="float" office:value="0.0000000422153086868674" calcext:value-type="float">
            <text:p>4.22E-08</text:p>
          </table:table-cell>
          <table:table-cell table:number-columns-repeated="9"/>
        </table:table-row>
        <table:table-row table:style-name="ro3" table:number-rows-repeated="104847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Errores medios cuadráticos" table:style-name="ta1">
        <table:table-column table:style-name="co13" table:number-columns-repeated="2" table:default-cell-style-name="ce9"/>
        <table:table-row table:style-name="ro4">
          <table:table-cell table:style-name="ce6" office:value-type="string" calcext:value-type="string">
            <text:p>Error Medio Cuadrático algoritmo actual</text:p>
          </table:table-cell>
          <table:table-cell table:style-name="ce6" office:value-type="string" calcext:value-type="string">
            <text:p>Error Medio Cuadrático algoritmo previo</text:p>
          </table:table-cell>
        </table:table-row>
        <table:table-row table:style-name="ro3">
          <table:table-cell table:formula="of:=[height_cerealBox.K2]" office:value-type="float" office:value="0.000209786256000002" calcext:value-type="float">
            <text:p>0.0002097863</text:p>
          </table:table-cell>
          <table:table-cell table:formula="of:=[height_cerealBox.L2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3]" office:value-type="float" office:value="0.0001617984" calcext:value-type="float">
            <text:p>0.0001617984</text:p>
          </table:table-cell>
          <table:table-cell table:formula="of:=[height_cerealBox.L3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4]" office:value-type="float" office:value="0.000245047716000002" calcext:value-type="float">
            <text:p>0.0002450477</text:p>
          </table:table-cell>
          <table:table-cell table:formula="of:=[height_cerealBox.L4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5]" office:value-type="float" office:value="0.000225540324000001" calcext:value-type="float">
            <text:p>0.0002255403</text:p>
          </table:table-cell>
          <table:table-cell table:formula="of:=[height_cerealBox.L5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]" office:value-type="float" office:value="0.000291965569000001" calcext:value-type="float">
            <text:p>0.0002919656</text:p>
          </table:table-cell>
          <table:table-cell table:formula="of:=[height_cerealBox.L6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7]" office:value-type="float" office:value="0.000262796521000001" calcext:value-type="float">
            <text:p>0.0002627965</text:p>
          </table:table-cell>
          <table:table-cell table:formula="of:=[height_cerealBox.L7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8]" office:value-type="float" office:value="0.00027889" calcext:value-type="float">
            <text:p>0.00027889</text:p>
          </table:table-cell>
          <table:table-cell table:formula="of:=[height_cerealBox.L8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9]" office:value-type="float" office:value="0.000209265156000001" calcext:value-type="float">
            <text:p>0.0002092652</text:p>
          </table:table-cell>
          <table:table-cell table:formula="of:=[height_cerealBox.L9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10]" office:value-type="float" office:value="0.000255040899999999" calcext:value-type="float">
            <text:p>0.0002550409</text:p>
          </table:table-cell>
          <table:table-cell table:formula="of:=[height_cerealBox.L1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11]" office:value-type="float" office:value="0.000295736809000001" calcext:value-type="float">
            <text:p>0.0002957368</text:p>
          </table:table-cell>
          <table:table-cell table:formula="of:=[height_cerealBox.L11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12]" office:value-type="float" office:value="0.000245454889000001" calcext:value-type="float">
            <text:p>0.0002454549</text:p>
          </table:table-cell>
          <table:table-cell table:formula="of:=[height_cerealBox.L12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13]" office:value-type="float" office:value="0.000252746404000001" calcext:value-type="float">
            <text:p>0.0002527464</text:p>
          </table:table-cell>
          <table:table-cell table:formula="of:=[height_cerealBox.L13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14]" office:value-type="float" office:value="0.000195608196000002" calcext:value-type="float">
            <text:p>0.0001956082</text:p>
          </table:table-cell>
          <table:table-cell table:formula="of:=[height_cerealBox.L14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15]" office:value-type="float" office:value="0.000300814336000001" calcext:value-type="float">
            <text:p>0.0003008143</text:p>
          </table:table-cell>
          <table:table-cell table:formula="of:=[height_cerealBox.L15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16]" office:value-type="float" office:value="0.000232318564000001" calcext:value-type="float">
            <text:p>0.0002323186</text:p>
          </table:table-cell>
          <table:table-cell table:formula="of:=[height_cerealBox.L16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17]" office:value-type="float" office:value="0.000237838084000001" calcext:value-type="float">
            <text:p>0.0002378381</text:p>
          </table:table-cell>
          <table:table-cell table:formula="of:=[height_cerealBox.L17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18]" office:value-type="float" office:value="0.000294396964" calcext:value-type="float">
            <text:p>0.000294397</text:p>
          </table:table-cell>
          <table:table-cell table:formula="of:=[height_cerealBox.L18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19]" office:value-type="float" office:value="0.000245736976000001" calcext:value-type="float">
            <text:p>0.000245737</text:p>
          </table:table-cell>
          <table:table-cell table:formula="of:=[height_cerealBox.L19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0]" office:value-type="float" office:value="0.000255040899999999" calcext:value-type="float">
            <text:p>0.0002550409</text:p>
          </table:table-cell>
          <table:table-cell table:formula="of:=[height_cerealBox.L20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21]" office:value-type="float" office:value="0.000244828609000001" calcext:value-type="float">
            <text:p>0.0002448286</text:p>
          </table:table-cell>
          <table:table-cell table:formula="of:=[height_cerealBox.L21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22]" office:value-type="float" office:value="0.000300987801" calcext:value-type="float">
            <text:p>0.0003009878</text:p>
          </table:table-cell>
          <table:table-cell table:formula="of:=[height_cerealBox.L22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23]" office:value-type="float" office:value="0.000226261764000002" calcext:value-type="float">
            <text:p>0.0002262618</text:p>
          </table:table-cell>
          <table:table-cell table:formula="of:=[height_cerealBox.L23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24]" office:value-type="float" office:value="0.0001713481" calcext:value-type="float">
            <text:p>0.0001713481</text:p>
          </table:table-cell>
          <table:table-cell table:formula="of:=[height_cerealBox.L24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5]" office:value-type="float" office:value="0.000398082304000001" calcext:value-type="float">
            <text:p>0.0003980823</text:p>
          </table:table-cell>
          <table:table-cell table:formula="of:=[height_cerealBox.L25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26]" office:value-type="float" office:value="0.000225450225000002" calcext:value-type="float">
            <text:p>0.0002254502</text:p>
          </table:table-cell>
          <table:table-cell table:formula="of:=[height_cerealBox.L26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27]" office:value-type="float" office:value="0.000209149444000001" calcext:value-type="float">
            <text:p>0.0002091494</text:p>
          </table:table-cell>
          <table:table-cell table:formula="of:=[height_cerealBox.L27]" office:value-type="float" office:value="0.001461074176" calcext:value-type="float">
            <text:p>0.0014610742</text:p>
          </table:table-cell>
        </table:table-row>
        <table:table-row table:style-name="ro3">
          <table:table-cell table:formula="of:=[height_cerealBox.K28]" office:value-type="float" office:value="0.000225660484000001" calcext:value-type="float">
            <text:p>0.0002256605</text:p>
          </table:table-cell>
          <table:table-cell table:formula="of:=[height_cerealBox.L28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9]" office:value-type="float" office:value="0.000282676969000001" calcext:value-type="float">
            <text:p>0.000282677</text:p>
          </table:table-cell>
          <table:table-cell table:formula="of:=[height_cerealBox.L29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30]" office:value-type="float" office:value="0.000324828529" calcext:value-type="float">
            <text:p>0.0003248285</text:p>
          </table:table-cell>
          <table:table-cell table:formula="of:=[height_cerealBox.L30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31]" office:value-type="float" office:value="0.000226261764000002" calcext:value-type="float">
            <text:p>0.0002262618</text:p>
          </table:table-cell>
          <table:table-cell table:formula="of:=[height_cerealBox.L31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32]" office:value-type="float" office:value="0.000273141729" calcext:value-type="float">
            <text:p>0.0002731417</text:p>
          </table:table-cell>
          <table:table-cell table:formula="of:=[height_cerealBox.L32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33]" office:value-type="float" office:value="0.0002732409" calcext:value-type="float">
            <text:p>0.0002732409</text:p>
          </table:table-cell>
          <table:table-cell table:formula="of:=[height_cerealBox.L33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34]" office:value-type="float" office:value="0.000280026756000001" calcext:value-type="float">
            <text:p>0.0002800268</text:p>
          </table:table-cell>
          <table:table-cell table:formula="of:=[height_cerealBox.L34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35]" office:value-type="float" office:value="0.000263705121" calcext:value-type="float">
            <text:p>0.0002637051</text:p>
          </table:table-cell>
          <table:table-cell table:formula="of:=[height_cerealBox.L35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36]" office:value-type="float" office:value="0.000255040899999999" calcext:value-type="float">
            <text:p>0.0002550409</text:p>
          </table:table-cell>
          <table:table-cell table:formula="of:=[height_cerealBox.L36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37]" office:value-type="float" office:value="0.000246866944" calcext:value-type="float">
            <text:p>0.0002468669</text:p>
          </table:table-cell>
          <table:table-cell table:formula="of:=[height_cerealBox.L37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38]" office:value-type="float" office:value="0.000290395681000001" calcext:value-type="float">
            <text:p>0.0002903957</text:p>
          </table:table-cell>
          <table:table-cell table:formula="of:=[height_cerealBox.L38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39]" office:value-type="float" office:value="0.000186267904000001" calcext:value-type="float">
            <text:p>0.0001862679</text:p>
          </table:table-cell>
          <table:table-cell table:formula="of:=[height_cerealBox.L39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40]" office:value-type="float" office:value="0.000245674276000001" calcext:value-type="float">
            <text:p>0.0002456743</text:p>
          </table:table-cell>
          <table:table-cell table:formula="of:=[height_cerealBox.L4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1]" office:value-type="float" office:value="0.000270799936000001" calcext:value-type="float">
            <text:p>0.0002707999</text:p>
          </table:table-cell>
          <table:table-cell table:formula="of:=[height_cerealBox.L41]" office:value-type="float" office:value="0.001502802756" calcext:value-type="float">
            <text:p>0.0015028028</text:p>
          </table:table-cell>
        </table:table-row>
        <table:table-row table:style-name="ro3">
          <table:table-cell table:formula="of:=[height_cerealBox.K42]" office:value-type="float" office:value="0.000226261764000002" calcext:value-type="float">
            <text:p>0.0002262618</text:p>
          </table:table-cell>
          <table:table-cell table:formula="of:=[height_cerealBox.L42]" office:value-type="float" office:value="0.0015031129" calcext:value-type="float">
            <text:p>0.0015031129</text:p>
          </table:table-cell>
        </table:table-row>
        <table:table-row table:style-name="ro3">
          <table:table-cell table:formula="of:=[height_cerealBox.K43]" office:value-type="float" office:value="0.000273141729" calcext:value-type="float">
            <text:p>0.0002731417</text:p>
          </table:table-cell>
          <table:table-cell table:formula="of:=[height_cerealBox.L43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4]" office:value-type="float" office:value="0.000243859456000001" calcext:value-type="float">
            <text:p>0.0002438595</text:p>
          </table:table-cell>
          <table:table-cell table:formula="of:=[height_cerealBox.L44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45]" office:value-type="float" office:value="0.000320696464000001" calcext:value-type="float">
            <text:p>0.0003206965</text:p>
          </table:table-cell>
          <table:table-cell table:formula="of:=[height_cerealBox.L45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46]" office:value-type="float" office:value="0.000186267904000001" calcext:value-type="float">
            <text:p>0.0001862679</text:p>
          </table:table-cell>
          <table:table-cell table:formula="of:=[height_cerealBox.L46]" office:value-type="float" office:value="0.001461074176" calcext:value-type="float">
            <text:p>0.0014610742</text:p>
          </table:table-cell>
        </table:table-row>
        <table:table-row table:style-name="ro3">
          <table:table-cell table:formula="of:=[height_cerealBox.K47]" office:value-type="float" office:value="0.00029584" calcext:value-type="float">
            <text:p>0.00029584</text:p>
          </table:table-cell>
          <table:table-cell table:formula="of:=[height_cerealBox.L4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8]" office:value-type="float" office:value="0.000137757169000001" calcext:value-type="float">
            <text:p>0.0001377572</text:p>
          </table:table-cell>
          <table:table-cell table:formula="of:=[height_cerealBox.L4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49]" office:value-type="float" office:value="0.000306810256000001" calcext:value-type="float">
            <text:p>0.0003068103</text:p>
          </table:table-cell>
          <table:table-cell table:formula="of:=[height_cerealBox.L49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0]" office:value-type="float" office:value="0.000223353025000001" calcext:value-type="float">
            <text:p>0.000223353</text:p>
          </table:table-cell>
          <table:table-cell table:formula="of:=[height_cerealBox.L5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1]" office:value-type="float" office:value="0.000312829969" calcext:value-type="float">
            <text:p>0.00031283</text:p>
          </table:table-cell>
          <table:table-cell table:formula="of:=[height_cerealBox.L51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52]" office:value-type="float" office:value="0.000261954225" calcext:value-type="float">
            <text:p>0.0002619542</text:p>
          </table:table-cell>
          <table:table-cell table:formula="of:=[height_cerealBox.L52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3]" office:value-type="float" office:value="0.000208629136" calcext:value-type="float">
            <text:p>0.0002086291</text:p>
          </table:table-cell>
          <table:table-cell table:formula="of:=[height_cerealBox.L53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54]" office:value-type="float" office:value="0.000263867536000001" calcext:value-type="float">
            <text:p>0.0002638675</text:p>
          </table:table-cell>
          <table:table-cell table:formula="of:=[height_cerealBox.L54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55]" office:value-type="float" office:value="0.000233386729000001" calcext:value-type="float">
            <text:p>0.0002333867</text:p>
          </table:table-cell>
          <table:table-cell table:formula="of:=[height_cerealBox.L55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56]" office:value-type="float" office:value="0.000246019225" calcext:value-type="float">
            <text:p>0.0002460192</text:p>
          </table:table-cell>
          <table:table-cell table:formula="of:=[height_cerealBox.L56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57]" office:value-type="float" office:value="0.000294053904000002" calcext:value-type="float">
            <text:p>0.0002940539</text:p>
          </table:table-cell>
          <table:table-cell table:formula="of:=[height_cerealBox.L5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8]" office:value-type="float" office:value="0.000280964644000002" calcext:value-type="float">
            <text:p>0.0002809646</text:p>
          </table:table-cell>
          <table:table-cell table:formula="of:=[height_cerealBox.L5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59]" office:value-type="float" office:value="0.000273141729" calcext:value-type="float">
            <text:p>0.0002731417</text:p>
          </table:table-cell>
          <table:table-cell table:formula="of:=[height_cerealBox.L59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60]" office:value-type="float" office:value="0.000209062681000002" calcext:value-type="float">
            <text:p>0.0002090627</text:p>
          </table:table-cell>
          <table:table-cell table:formula="of:=[height_cerealBox.L60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61]" office:value-type="float" office:value="0.000245047716000002" calcext:value-type="float">
            <text:p>0.0002450477</text:p>
          </table:table-cell>
          <table:table-cell table:formula="of:=[height_cerealBox.L61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62]" office:value-type="float" office:value="0.0002732409" calcext:value-type="float">
            <text:p>0.0002732409</text:p>
          </table:table-cell>
          <table:table-cell table:formula="of:=[height_cerealBox.L62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3]" office:value-type="float" office:value="0.000273141729" calcext:value-type="float">
            <text:p>0.0002731417</text:p>
          </table:table-cell>
          <table:table-cell table:formula="of:=[height_cerealBox.L63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64]" office:value-type="float" office:value="0.000269288099999999" calcext:value-type="float">
            <text:p>0.0002692881</text:p>
          </table:table-cell>
          <table:table-cell table:formula="of:=[height_cerealBox.L64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65]" office:value-type="float" office:value="0.00027889" calcext:value-type="float">
            <text:p>0.00027889</text:p>
          </table:table-cell>
          <table:table-cell table:formula="of:=[height_cerealBox.L65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66]" office:value-type="float" office:value="0.000314211076000001" calcext:value-type="float">
            <text:p>0.0003142111</text:p>
          </table:table-cell>
          <table:table-cell table:formula="of:=[height_cerealBox.L66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7]" office:value-type="float" office:value="0.000255040899999999" calcext:value-type="float">
            <text:p>0.0002550409</text:p>
          </table:table-cell>
          <table:table-cell table:formula="of:=[height_cerealBox.L6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68]" office:value-type="float" office:value="0.000246866944" calcext:value-type="float">
            <text:p>0.0002468669</text:p>
          </table:table-cell>
          <table:table-cell table:formula="of:=[height_cerealBox.L68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69]" office:value-type="float" office:value="0.000226321936" calcext:value-type="float">
            <text:p>0.0002263219</text:p>
          </table:table-cell>
          <table:table-cell table:formula="of:=[height_cerealBox.L69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70]" office:value-type="float" office:value="0.000273340089000001" calcext:value-type="float">
            <text:p>0.0002733401</text:p>
          </table:table-cell>
          <table:table-cell table:formula="of:=[height_cerealBox.L70]" office:value-type="float" office:value="0.001461915225" calcext:value-type="float">
            <text:p>0.0014619152</text:p>
          </table:table-cell>
        </table:table-row>
        <table:table-row table:style-name="ro3">
          <table:table-cell table:formula="of:=[height_cerealBox.K71]" office:value-type="float" office:value="0.000225840784000001" calcext:value-type="float">
            <text:p>0.0002258408</text:p>
          </table:table-cell>
          <table:table-cell table:formula="of:=[height_cerealBox.L71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72]" office:value-type="float" office:value="0.000161976529000001" calcext:value-type="float">
            <text:p>0.0001619765</text:p>
          </table:table-cell>
          <table:table-cell table:formula="of:=[height_cerealBox.L72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73]" office:value-type="float" office:value="0.000245642929000001" calcext:value-type="float">
            <text:p>0.0002456429</text:p>
          </table:table-cell>
          <table:table-cell table:formula="of:=[height_cerealBox.L73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74]" office:value-type="float" office:value="0.000223622116000001" calcext:value-type="float">
            <text:p>0.0002236221</text:p>
          </table:table-cell>
          <table:table-cell table:formula="of:=[height_cerealBox.L74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75]" office:value-type="float" office:value="0.000246144721" calcext:value-type="float">
            <text:p>0.0002461447</text:p>
          </table:table-cell>
          <table:table-cell table:formula="of:=[height_cerealBox.L75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76]" office:value-type="float" office:value="0.000270898681000002" calcext:value-type="float">
            <text:p>0.0002708987</text:p>
          </table:table-cell>
          <table:table-cell table:formula="of:=[height_cerealBox.L76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77]" office:value-type="float" office:value="0.00027889" calcext:value-type="float">
            <text:p>0.00027889</text:p>
          </table:table-cell>
          <table:table-cell table:formula="of:=[height_cerealBox.L77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78]" office:value-type="float" office:value="0.000270799936000001" calcext:value-type="float">
            <text:p>0.0002707999</text:p>
          </table:table-cell>
          <table:table-cell table:formula="of:=[height_cerealBox.L78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79]" office:value-type="float" office:value="0.000260241424000001" calcext:value-type="float">
            <text:p>0.0002602414</text:p>
          </table:table-cell>
          <table:table-cell table:formula="of:=[height_cerealBox.L79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80]" office:value-type="float" office:value="0.000342139009000002" calcext:value-type="float">
            <text:p>0.000342139</text:p>
          </table:table-cell>
          <table:table-cell table:formula="of:=[height_cerealBox.L80]" office:value-type="float" office:value="0.001462144644" calcext:value-type="float">
            <text:p>0.0014621446</text:p>
          </table:table-cell>
        </table:table-row>
        <table:table-row table:style-name="ro3">
          <table:table-cell table:formula="of:=[height_cerealBox.K81]" office:value-type="float" office:value="0.000255008961" calcext:value-type="float">
            <text:p>0.000255009</text:p>
          </table:table-cell>
          <table:table-cell table:formula="of:=[height_cerealBox.L81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82]" office:value-type="float" office:value="0.000269320921" calcext:value-type="float">
            <text:p>0.0002693209</text:p>
          </table:table-cell>
          <table:table-cell table:formula="of:=[height_cerealBox.L82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83]" office:value-type="float" office:value="0.000244797316000002" calcext:value-type="float">
            <text:p>0.0002447973</text:p>
          </table:table-cell>
          <table:table-cell table:formula="of:=[height_cerealBox.L83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84]" office:value-type="float" office:value="0.000281132289000001" calcext:value-type="float">
            <text:p>0.0002811323</text:p>
          </table:table-cell>
          <table:table-cell table:formula="of:=[height_cerealBox.L84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85]" office:value-type="float" office:value="0.00029584" calcext:value-type="float">
            <text:p>0.00029584</text:p>
          </table:table-cell>
          <table:table-cell table:formula="of:=[height_cerealBox.L85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86]" office:value-type="float" office:value="0.000160706329000001" calcext:value-type="float">
            <text:p>0.0001607063</text:p>
          </table:table-cell>
          <table:table-cell table:formula="of:=[height_cerealBox.L86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87]" office:value-type="float" office:value="0.000245642929000001" calcext:value-type="float">
            <text:p>0.0002456429</text:p>
          </table:table-cell>
          <table:table-cell table:formula="of:=[height_cerealBox.L87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88]" office:value-type="float" office:value="0.0002732409" calcext:value-type="float">
            <text:p>0.0002732409</text:p>
          </table:table-cell>
          <table:table-cell table:formula="of:=[height_cerealBox.L8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89]" office:value-type="float" office:value="0.000226261764000002" calcext:value-type="float">
            <text:p>0.0002262618</text:p>
          </table:table-cell>
          <table:table-cell table:formula="of:=[height_cerealBox.L89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90]" office:value-type="float" office:value="0.000301508496000002" calcext:value-type="float">
            <text:p>0.0003015085</text:p>
          </table:table-cell>
          <table:table-cell table:formula="of:=[height_cerealBox.L90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1]" office:value-type="float" office:value="0.00027889" calcext:value-type="float">
            <text:p>0.00027889</text:p>
          </table:table-cell>
          <table:table-cell table:formula="of:=[height_cerealBox.L91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92]" office:value-type="float" office:value="0.000314211076000001" calcext:value-type="float">
            <text:p>0.0003142111</text:p>
          </table:table-cell>
          <table:table-cell table:formula="of:=[height_cerealBox.L92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93]" office:value-type="float" office:value="0.000280964644000002" calcext:value-type="float">
            <text:p>0.0002809646</text:p>
          </table:table-cell>
          <table:table-cell table:formula="of:=[height_cerealBox.L93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4]" office:value-type="float" office:value="0.000242642929" calcext:value-type="float">
            <text:p>0.0002426429</text:p>
          </table:table-cell>
          <table:table-cell table:formula="of:=[height_cerealBox.L94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95]" office:value-type="float" office:value="0.000313502436000002" calcext:value-type="float">
            <text:p>0.0003135024</text:p>
          </table:table-cell>
          <table:table-cell table:formula="of:=[height_cerealBox.L95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6]" office:value-type="float" office:value="0.000251571321" calcext:value-type="float">
            <text:p>0.0002515713</text:p>
          </table:table-cell>
          <table:table-cell table:formula="of:=[height_cerealBox.L96]" office:value-type="float" office:value="0.001461303529" calcext:value-type="float">
            <text:p>0.0014613035</text:p>
          </table:table-cell>
        </table:table-row>
        <table:table-row table:style-name="ro3">
          <table:table-cell table:formula="of:=[height_cerealBox.K97]" office:value-type="float" office:value="0.000223353025000001" calcext:value-type="float">
            <text:p>0.000223353</text:p>
          </table:table-cell>
          <table:table-cell table:formula="of:=[height_cerealBox.L97]" office:value-type="float" office:value="0.0015031129" calcext:value-type="float">
            <text:p>0.0015031129</text:p>
          </table:table-cell>
        </table:table-row>
        <table:table-row table:style-name="ro3">
          <table:table-cell table:formula="of:=[height_cerealBox.K98]" office:value-type="float" office:value="0.000280998169000001" calcext:value-type="float">
            <text:p>0.0002809982</text:p>
          </table:table-cell>
          <table:table-cell table:formula="of:=[height_cerealBox.L9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99]" office:value-type="float" office:value="0.000273141729" calcext:value-type="float">
            <text:p>0.0002731417</text:p>
          </table:table-cell>
          <table:table-cell table:formula="of:=[height_cerealBox.L99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100]" office:value-type="float" office:value="0.000309267396000002" calcext:value-type="float">
            <text:p>0.0003092674</text:p>
          </table:table-cell>
          <table:table-cell table:formula="of:=[height_cerealBox.L100]" office:value-type="float" office:value="0.001460462656" calcext:value-type="float">
            <text:p>0.0014604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7" loext:min-decimal-places="7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3:40:45.331815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3:40:53.504956783</dc:date>
    <meta:editing-duration>PT11H39M22S</meta:editing-duration>
    <meta:editing-cycles>20</meta:editing-cycles>
    <meta:generator>LibreOffice/5.1.6.2$Linux_X86_64 LibreOffice_project/10m0$Build-2</meta:generator>
    <meta:document-statistic meta:table-count="2" meta:cell-count="13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7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37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137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column-mapping="2" chart:style-name="ch1">
        <chart:title svg:x="10.216cm" svg:y="0.44cm" chart:style-name="ch2">
          <text:p>Estimación Altura</text:p>
        </chart:title>
        <chart:subtitle svg:x="10.957cm" svg:y="1.691cm" chart:style-name="ch3">
          <text:p>Caja de cereal</text:p>
        </chart:subtitle>
        <chart:legend chart:legend-position="end" svg:x="18.607cm" svg:y="6.192cm" style:legend-expansion="high" chart:style-name="ch4"/>
        <chart:plot-area chart:style-name="ch5" table:cell-range-address="height_cerealBox.B1:height_cerealBox.D101 height_cerealBox.I2:height_cerealBox.J101" chart:data-source-has-labels="row" svg:x="1.811cm" svg:y="2.848cm" svg:width="16.288cm" svg:height="10.816cm">
          <chartooo:coordinate-region svg:x="3.464cm" svg:y="3.047cm" svg:width="14.635cm" svg:height="9.825cm"/>
          <chart:axis chart:dimension="x" chart:name="primary-x" chart:style-name="ch6">
            <chart:title svg:x="8.926cm" svg:y="13.968cm" chart:style-name="ch7">
              <text:p>Eventos</text:p>
            </chart:title>
          </chart:axis>
          <chart:axis chart:dimension="y" chart:name="primary-y" chart:style-name="ch8">
            <chart:title svg:x="0.451cm" svg:y="9.417cm" chart:style-name="ch9">
              <text:p>Altura [m]</text:p>
            </chart:title>
            <chart:grid chart:style-name="ch10" chart:class="major"/>
          </chart:axis>
          <chart:series chart:style-name="ch11" chart:values-cell-range-address="height_cerealBox.B2:height_cerealBox.B101" chart:label-cell-address="height_cerealBox.B1:height_cerealBox.B1" chart:class="chart:line">
            <chart:data-point chart:repeated="100"/>
          </chart:series>
          <chart:series chart:style-name="ch12" chart:values-cell-range-address="height_cerealBox.J3:height_cerealBox.J101" chart:label-cell-address="height_cerealBox.J2:height_cerealBox.J2" chart:class="chart:line">
            <chart:data-point chart:repeated="99"/>
          </chart:series>
          <chart:series chart:style-name="ch13" chart:values-cell-range-address="height_cerealBox.I3:height_cerealBox.I101" chart:label-cell-address="height_cerealBox.I2:height_cerealBox.I2" chart:class="chart:line">
            <chart:data-point chart:repeated="99"/>
          </chart:series>
          <chart:series chart:style-name="ch14" chart:values-cell-range-address="height_cerealBox.C2:height_cerealBox.C101" chart:label-cell-address="height_cerealBox.C1:height_cerealBox.C1" chart:class="chart:line">
            <chart:data-point chart:repeated="100"/>
          </chart:series>
          <chart:series chart:style-name="ch15" chart:values-cell-range-address="height_cerealBox.D2:height_cerealBox.D101" chart:label-cell-address="height_cerealBox.D1:height_cerealBox.D1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erealBox.B1:height_cerealBox.B1</svg:desc>
                </draw:g>
              </table:table-cell>
              <table:table-cell office:value-type="string">
                <text:p>Media (Algoritmo previo)</text:p>
                <draw:g>
                  <svg:desc>height_cerealBox.J2:height_cerealBox.J2</svg:desc>
                </draw:g>
              </table:table-cell>
              <table:table-cell office:value-type="string">
                <text:p>Media (Algoritmo actual)</text:p>
                <draw:g>
                  <svg:desc>height_cerealBox.I2:height_cerealBox.I2</svg:desc>
                </draw:g>
              </table:table-cell>
              <table:table-cell office:value-type="string">
                <text:p>Algoritmo previo</text:p>
                <draw:g>
                  <svg:desc>height_cerealBox.C1:height_cerealBox.C1</svg:desc>
                </draw:g>
              </table:table-cell>
              <table:table-cell office:value-type="string">
                <text:p>Ideal</text:p>
                <draw:g>
                  <svg:desc>height_cerealBox.D1:height_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516">
                <text:p>0.255516</text:p>
                <draw:g>
                  <svg:desc>height_cerealBox.B2:height_cerealBox.B101</svg:desc>
                </draw:g>
              </table:table-cell>
              <table:table-cell office:value-type="float" office:value="0.231774">
                <text:p>0.231774</text:p>
                <draw:g>
                  <svg:desc>height_cerealBox.J3:height_cerealBox.J101</svg:desc>
                </draw:g>
              </table:table-cell>
              <table:table-cell office:value-type="float" office:value="0.25403">
                <text:p>0.25403</text:p>
                <draw:g>
                  <svg:desc>height_cerealBox.I3:height_cerealBox.I101</svg:desc>
                </draw:g>
              </table:table-cell>
              <table:table-cell office:value-type="float" office:value="0.231769">
                <text:p>0.231769</text:p>
                <draw:g>
                  <svg:desc>height_cerealBox.C2:height_cerealBox.C101</svg:desc>
                </draw:g>
              </table:table-cell>
              <table:table-cell office:value-type="float" office:value="0.27">
                <text:p>0.27</text:p>
                <draw:g>
                  <svg:desc>height_cerealBox.D2:height_cerealBox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28">
                <text:p>0.257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82">
                <text:p>0.25498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13">
                <text:p>0.25291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789">
                <text:p>0.253789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33">
                <text:p>0.253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534">
                <text:p>0.25553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803">
                <text:p>0.2528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333">
                <text:p>0.25433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102">
                <text:p>0.25410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14">
                <text:p>0.25601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656">
                <text:p>0.25265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58">
                <text:p>0.25475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578">
                <text:p>0.25457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842">
                <text:p>0.25284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24">
                <text:p>0.25432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53">
                <text:p>0.25435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651">
                <text:p>0.252651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691">
                <text:p>0.25691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048">
                <text:p>0.25004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985">
                <text:p>0.254985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538">
                <text:p>0.25553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978">
                <text:p>0.25497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187">
                <text:p>0.25318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1977">
                <text:p>0.25197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47">
                <text:p>0.2534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266">
                <text:p>0.25326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59">
                <text:p>0.252959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326">
                <text:p>0.25432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4">
                <text:p>0.2312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384">
                <text:p>0.25438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92">
                <text:p>0.25209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8">
                <text:p>0.25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484">
                <text:p>0.25248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13">
                <text:p>0.25231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815">
                <text:p>0.253815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556">
                <text:p>0.25555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3756">
                <text:p>0.25375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723">
                <text:p>0.2547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315">
                <text:p>0.254315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852">
                <text:p>0.25285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541">
                <text:p>0.255541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347">
                <text:p>0.2534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59">
                <text:p>0.25359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3">
                <text:p>0.253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56">
                <text:p>0.25495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467">
                <text:p>0.25346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5">
                <text:p>0.231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972">
                <text:p>0.254972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7273">
                <text:p>0.25727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046">
                <text:p>0.25504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4311">
                <text:p>0.254311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541">
                <text:p>0.253541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3">
                <text:p>0.253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868">
                <text:p>0.25386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503">
                <text:p>0.2515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031">
                <text:p>0.254031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89">
                <text:p>0.253589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354">
                <text:p>0.25435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233">
                <text:p>0.25323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8">
                <text:p>0.25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323">
                <text:p>0.2573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47">
                <text:p>0.2534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2636">
                <text:p>0.252636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3">
                <text:p>0.253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4423">
                <text:p>0.2544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139">
                <text:p>0.254139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73">
                <text:p>0.2317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237">
                <text:p>0.253237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414">
                <text:p>0.252414</text:p>
              </table:table-cell>
              <table:table-cell office:value-type="float" office:value="0.231774">
                <text:p>0.231774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01">
                <text:p>0.25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